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1"/>
    <style:style style:name="ce2" style:family="table-cell" style:parent-style-name="Default" style:data-style-name="N6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ce1"/>
        <table:table-column table:style-name="co1" table:default-cell-style-name="Default"/>
        <table:table-row table:style-name="ro1">
          <table:table-cell office:value-type="string">
            <text:p>T</text:p>
          </table:table-cell>
          <table:table-cell office:value-type="float" office:value="23.15">
            <text:p>23.1500000</text:p>
          </table:table-cell>
          <table:table-cell office:value-type="string">
            <text:p>K</text:p>
          </table:table-cell>
          <table:table-cell table:number-columns-repeated="5"/>
        </table:table-row>
        <table:table-row table:style-name="ro1">
          <table:table-cell office:value-type="string">
            <text:p>rho</text:p>
          </table:table-cell>
          <table:table-cell table:style-name="ce2" office:value-type="float" office:value="68.7471567321">
            <text:p>6.87E+001</text:p>
          </table:table-cell>
          <table:table-cell office:value-type="string">
            <text:p>kg/m³</text:p>
          </table:table-cell>
          <table:table-cell table:number-columns-repeated="5"/>
        </table:table-row>
        <table:table-row table:style-name="ro1">
          <table:table-cell office:value-type="string">
            <text:p>T*</text:p>
          </table:table-cell>
          <table:table-cell office:value-type="float" office:value="33.145">
            <text:p>33.1450000</text:p>
          </table:table-cell>
          <table:table-cell table:number-columns-repeated="6"/>
        </table:table-row>
        <table:table-row table:style-name="ro1">
          <table:table-cell office:value-type="string">
            <text:p>rho*</text:p>
          </table:table-cell>
          <table:table-cell table:formula="oooc:=15.508*2.01594" office:value-type="float" office:value="31.26319752">
            <text:p>31.2631975</text:p>
          </table:table-cell>
          <table:table-cell office:value-type="string">
            <text:p>kg/m³</text:p>
          </table:table-cell>
          <table:table-cell table:number-columns-repeated="5"/>
        </table:table-row>
        <table:table-row table:style-name="ro1">
          <table:table-cell office:value-type="string">
            <text:p>tau</text:p>
          </table:table-cell>
          <table:table-cell table:formula="oooc:=[.B3]/[.B1]" office:value-type="float" office:value="1.4317494600432">
            <text:p>1.4317495</text:p>
          </table:table-cell>
          <table:table-cell table:number-columns-repeated="6"/>
        </table:table-row>
        <table:table-row table:style-name="ro1">
          <table:table-cell office:value-type="string">
            <text:p>del</text:p>
          </table:table-cell>
          <table:table-cell table:formula="oooc:=[.B2]/[.B4]" office:value-type="float" office:value="2.19898034064239">
            <text:p>2.198980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d</text:p>
          </table:table-cell>
          <table:table-cell office:value-type="string">
            <text:p>alp</text:p>
          </table:table-cell>
          <table:table-cell office:value-type="string">
            <text:p>bet</text:p>
          </table:table-cell>
          <table:table-cell office:value-type="string">
            <text:p>gam</text:p>
          </table:table-cell>
          <table:table-cell office:value-type="string">
            <text:p>eps</text:p>
          </table:table-cell>
          <table:table-cell office:value-type="string">
            <text:p>phir_del</text:p>
          </table:table-cell>
        </table:table-row>
        <table:table-row table:style-name="ro1">
          <table:table-cell office:value-type="float" office:value="-0.0211716">
            <text:p>-0.0211716</text:p>
          </table:table-cell>
          <table:table-cell office:value-type="float" office:value="4.187">
            <text:p>4.1870000</text:p>
          </table:table-cell>
          <table:table-cell office:value-type="float" office:value="2">
            <text:p>2.0000000</text:p>
          </table:table-cell>
          <table:table-cell office:value-type="float" office:value="1.685">
            <text:p>1.6850000</text:p>
          </table:table-cell>
          <table:table-cell office:value-type="float" office:value="0.171">
            <text:p>0.1710000</text:p>
          </table:table-cell>
          <table:table-cell office:value-type="float" office:value="0.7164">
            <text:p>0.7164000</text:p>
          </table:table-cell>
          <table:table-cell office:value-type="float" office:value="1.506">
            <text:p>1.5060000</text:p>
          </table:table-cell>
          <table:table-cell table:style-name="ce1" table:formula="oooc:=-n*(tau^t)*(del^(d-1))*(2*alp*del*(del - eps) - d)*EXP(-(alp*((del-eps)^2)+bet*((tau-gam)^2)))" office:value-type="float" office:value="0.267582183861176">
            <text:p>0.2675822</text:p>
          </table:table-cell>
        </table:table-row>
        <table:table-row table:style-name="ro1">
          <table:table-cell office:value-type="float" office:value="0.0226312">
            <text:p>0.0226312</text:p>
          </table:table-cell>
          <table:table-cell office:value-type="float" office:value="5.646">
            <text:p>5.6460000</text:p>
          </table:table-cell>
          <table:table-cell office:value-type="float" office:value="1">
            <text:p>1.0000000</text:p>
          </table:table-cell>
          <table:table-cell office:value-type="float" office:value="0.489">
            <text:p>0.4890000</text:p>
          </table:table-cell>
          <table:table-cell office:value-type="float" office:value="0.2245">
            <text:p>0.2245000</text:p>
          </table:table-cell>
          <table:table-cell office:value-type="float" office:value="1.3444">
            <text:p>1.3444000</text:p>
          </table:table-cell>
          <table:table-cell office:value-type="float" office:value="0.156">
            <text:p>0.1560000</text:p>
          </table:table-cell>
          <table:table-cell table:style-name="ce1" table:formula="oooc:=-n*(tau^t)*(del^(d-1))*(2*alp*del*(del - eps) - d)*EXP(-(alp*((del-eps)^2)+bet*((tau-gam)^2)))" office:value-type="float" office:value="-0.0755564105356073">
            <text:p>-0.0755564</text:p>
          </table:table-cell>
        </table:table-row>
        <table:table-row table:style-name="ro1">
          <table:table-cell office:value-type="float" office:value="0.032187">
            <text:p>0.0321870</text:p>
          </table:table-cell>
          <table:table-cell office:value-type="float" office:value="0.791">
            <text:p>0.7910000</text:p>
          </table:table-cell>
          <table:table-cell office:value-type="float" office:value="3">
            <text:p>3.0000000</text:p>
          </table:table-cell>
          <table:table-cell office:value-type="float" office:value="0.103">
            <text:p>0.1030000</text:p>
          </table:table-cell>
          <table:table-cell office:value-type="float" office:value="0.1304">
            <text:p>0.1304000</text:p>
          </table:table-cell>
          <table:table-cell office:value-type="float" office:value="1.4517">
            <text:p>1.4517000</text:p>
          </table:table-cell>
          <table:table-cell office:value-type="float" office:value="1.736">
            <text:p>1.7360000</text:p>
          </table:table-cell>
          <table:table-cell table:style-name="ce1" table:formula="oooc:=-n*(tau^t)*(del^(d-1))*(2*alp*del*(del - eps) - d)*EXP(-(alp*((del-eps)^2)+bet*((tau-gam)^2)))" office:value-type="float" office:value="0.564221979174814">
            <text:p>0.5642220</text:p>
          </table:table-cell>
        </table:table-row>
        <table:table-row table:style-name="ro1">
          <table:table-cell office:value-type="float" office:value="-0.0231752">
            <text:p>-0.0231752</text:p>
          </table:table-cell>
          <table:table-cell office:value-type="float" office:value="7.249">
            <text:p>7.2490000</text:p>
          </table:table-cell>
          <table:table-cell office:value-type="float" office:value="1">
            <text:p>1.0000000</text:p>
          </table:table-cell>
          <table:table-cell office:value-type="float" office:value="2.506">
            <text:p>2.5060000</text:p>
          </table:table-cell>
          <table:table-cell office:value-type="float" office:value="0.2785">
            <text:p>0.2785000</text:p>
          </table:table-cell>
          <table:table-cell office:value-type="float" office:value="0.7204">
            <text:p>0.7204000</text:p>
          </table:table-cell>
          <table:table-cell office:value-type="float" office:value="0.67">
            <text:p>0.6700000</text:p>
          </table:table-cell>
          <table:table-cell table:style-name="ce1" table:formula="oooc:=-n*(tau^t)*(del^(d-1))*(2*alp*del*(del - eps) - d)*EXP(-(alp*((del-eps)^2)+bet*((tau-gam)^2)))" office:value-type="float" office:value="0.012287427495034">
            <text:p>0.0122874</text:p>
          </table:table-cell>
        </table:table-row>
        <table:table-row table:style-name="ro1">
          <table:table-cell office:value-type="float" office:value="0.0557346">
            <text:p>0.0557346</text:p>
          </table:table-cell>
          <table:table-cell office:value-type="float" office:value="2.986">
            <text:p>2.9860000</text:p>
          </table:table-cell>
          <table:table-cell office:value-type="float" office:value="1">
            <text:p>1.0000000</text:p>
          </table:table-cell>
          <table:table-cell office:value-type="float" office:value="1.607">
            <text:p>1.6070000</text:p>
          </table:table-cell>
          <table:table-cell office:value-type="float" office:value="0.3967">
            <text:p>0.3967000</text:p>
          </table:table-cell>
          <table:table-cell office:value-type="float" office:value="1.5455">
            <text:p>1.5455000</text:p>
          </table:table-cell>
          <table:table-cell office:value-type="float" office:value="1.662">
            <text:p>1.6620000</text:p>
          </table:table-cell>
          <table:table-cell table:style-name="ce1" table:formula="oooc:=-n*(tau^t)*(del^(d-1))*(2*alp*del*(del - eps) - d)*EXP(-(alp*((del-eps)^2)+bet*((tau-gam)^2)))" office:value-type="float" office:value="-0.28475670981438">
            <text:p>-0.284756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ooc:=SUM([.H9:.H13])" office:value-type="float" office:value="0.483778470181037">
            <text:p>0.48</text:p>
          </table:table-cell>
        </table:table-row>
        <table:table-row table:style-name="ro1" table:number-rows-repeated="6552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10" table:default-cell-style-name="ce2"/>
        <table:table-row table:style-name="ro1">
          <table:table-cell office:value-type="float" office:value="-250">
            <text:p>-2.50E+002</text:p>
          </table:table-cell>
          <table:table-cell office:value-type="float" office:value="0.1">
            <text:p>1.00E-001</text:p>
          </table:table-cell>
          <table:table-cell office:value-type="float" office:value="1.12119687314">
            <text:p>1.12E+000</text:p>
          </table:table-cell>
          <table:table-cell office:value-type="float" office:value="392.130160933">
            <text:p>3.92E+002</text:p>
          </table:table-cell>
          <table:table-cell office:value-type="float" office:value="481.320563079">
            <text:p>4.81E+002</text:p>
          </table:table-cell>
          <table:table-cell office:value-type="float" office:value="23.5808248576">
            <text:p>2.36E+001</text:p>
          </table:table-cell>
          <table:table-cell office:value-type="float" office:value="6.29359688434">
            <text:p>6.29E+000</text:p>
          </table:table-cell>
          <table:table-cell office:value-type="float" office:value="11.3471316035">
            <text:p>1.13E+001</text:p>
          </table:table-cell>
          <table:table-cell office:value-type="float" office:value="10.3109124142">
            <text:p>1.03E+001</text:p>
          </table:table-cell>
          <table:table-cell office:value-type="float" office:value="-153.765934519">
            <text:p>-1.54E+002</text:p>
          </table:table-cell>
        </table:table-row>
        <table:table-row table:style-name="ro1">
          <table:table-cell office:value-type="float" office:value="-200">
            <text:p>-2.00E+002</text:p>
          </table:table-cell>
          <table:table-cell office:value-type="float" office:value="0.1">
            <text:p>1.00E-001</text:p>
          </table:table-cell>
          <table:table-cell office:value-type="float" office:value="0.332141763015">
            <text:p>3.32E-001</text:p>
          </table:table-cell>
          <table:table-cell office:value-type="float" office:value="711.029863688">
            <text:p>7.11E+002</text:p>
          </table:table-cell>
          <table:table-cell office:value-type="float" office:value="1012.1061243">
            <text:p>1.01E+003</text:p>
          </table:table-cell>
          <table:table-cell office:value-type="float" office:value="35.8592769541">
            <text:p>3.59E+001</text:p>
          </table:table-cell>
          <table:table-cell office:value-type="float" office:value="6.43467663919">
            <text:p>6.43E+000</text:p>
          </table:table-cell>
          <table:table-cell office:value-type="float" office:value="10.6158457937">
            <text:p>1.06E+001</text:p>
          </table:table-cell>
          <table:table-cell office:value-type="float" office:value="10.5522028485">
            <text:p>1.06E+001</text:p>
          </table:table-cell>
          <table:table-cell office:value-type="float" office:value="-1912.0762455">
            <text:p>-1.91E+003</text:p>
          </table:table-cell>
        </table:table-row>
        <table:table-row table:style-name="ro1">
          <table:table-cell office:value-type="float" office:value="-150">
            <text:p>-1.50E+002</text:p>
          </table:table-cell>
          <table:table-cell office:value-type="float" office:value="0.1">
            <text:p>1.00E-001</text:p>
          </table:table-cell>
          <table:table-cell office:value-type="float" office:value="0.196817196167">
            <text:p>1.97E-001</text:p>
          </table:table-cell>
          <table:table-cell office:value-type="float" office:value="1064.13088038">
            <text:p>1.06E+003</text:p>
          </table:table-cell>
          <table:table-cell office:value-type="float" office:value="1572.21656571">
            <text:p>1.57E+003</text:p>
          </table:table-cell>
          <table:table-cell office:value-type="float" office:value="41.6649978447">
            <text:p>4.17E+001</text:p>
          </table:table-cell>
          <table:table-cell office:value-type="float" office:value="7.75342108402">
            <text:p>7.75E+000</text:p>
          </table:table-cell>
          <table:table-cell office:value-type="float" office:value="11.8952575073">
            <text:p>1.19E+001</text:p>
          </table:table-cell>
          <table:table-cell office:value-type="float" office:value="11.8753688873">
            <text:p>1.19E+001</text:p>
          </table:table-cell>
          <table:table-cell office:value-type="float" office:value="-4066.91360419">
            <text:p>-4.07E+003</text:p>
          </table:table-cell>
        </table:table-row>
        <table:table-row table:style-name="ro1">
          <table:table-cell office:value-type="float" office:value="-100">
            <text:p>-1.00E+002</text:p>
          </table:table-cell>
          <table:table-cell office:value-type="float" office:value="0.1">
            <text:p>1.00E-001</text:p>
          </table:table-cell>
          <table:table-cell office:value-type="float" office:value="0.139938543997">
            <text:p>1.40E-001</text:p>
          </table:table-cell>
          <table:table-cell office:value-type="float" office:value="1484.54981051">
            <text:p>1.48E+003</text:p>
          </table:table-cell>
          <table:table-cell office:value-type="float" office:value="2199.14921353">
            <text:p>2.20E+003</text:p>
          </table:table-cell>
          <table:table-cell office:value-type="float" office:value="45.9258960798">
            <text:p>4.59E+001</text:p>
          </table:table-cell>
          <table:table-cell office:value-type="float" office:value="8.96686502588">
            <text:p>8.97E+000</text:p>
          </table:table-cell>
          <table:table-cell office:value-type="float" office:value="13.0991457347">
            <text:p>1.31E+001</text:p>
          </table:table-cell>
          <table:table-cell office:value-type="float" office:value="13.0897332175">
            <text:p>1.31E+001</text:p>
          </table:table-cell>
          <table:table-cell office:value-type="float" office:value="-6467.51909571">
            <text:p>-6.47E+003</text:p>
          </table:table-cell>
        </table:table-row>
        <table:table-row table:style-name="ro1">
          <table:table-cell office:value-type="float" office:value="-50">
            <text:p>-5.00E+001</text:p>
          </table:table-cell>
          <table:table-cell office:value-type="float" office:value="0.1">
            <text:p>1.00E-001</text:p>
          </table:table-cell>
          <table:table-cell office:value-type="float" office:value="0.108581934666">
            <text:p>1.09E-001</text:p>
          </table:table-cell>
          <table:table-cell office:value-type="float" office:value="1952.8909533">
            <text:p>1.95E+003</text:p>
          </table:table-cell>
          <table:table-cell office:value-type="float" office:value="2873.85446631">
            <text:p>2.87E+003</text:p>
          </table:table-cell>
          <table:table-cell office:value-type="float" office:value="49.3453061419">
            <text:p>4.93E+001</text:p>
          </table:table-cell>
          <table:table-cell office:value-type="float" office:value="9.68940945915">
            <text:p>9.69E+000</text:p>
          </table:table-cell>
          <table:table-cell office:value-type="float" office:value="13.8180310023">
            <text:p>1.38E+001</text:p>
          </table:table-cell>
          <table:table-cell office:value-type="float" office:value="13.8126553227">
            <text:p>1.38E+001</text:p>
          </table:table-cell>
          <table:table-cell office:value-type="float" office:value="-9058.51411228">
            <text:p>-9.06E+003</text:p>
          </table:table-cell>
        </table:table-row>
        <table:table-row table:style-name="ro1">
          <table:table-cell office:value-type="float" office:value="0">
            <text:p>0.00E+000</text:p>
          </table:table-cell>
          <table:table-cell office:value-type="float" office:value="0.1">
            <text:p>1.00E-001</text:p>
          </table:table-cell>
          <table:table-cell office:value-type="float" office:value="0.0887103722423">
            <text:p>8.87E-002</text:p>
          </table:table-cell>
          <table:table-cell office:value-type="float" office:value="2448.04786923">
            <text:p>2.45E+003</text:p>
          </table:table-cell>
          <table:table-cell office:value-type="float" office:value="3575.31176715">
            <text:p>3.58E+003</text:p>
          </table:table-cell>
          <table:table-cell office:value-type="float" office:value="52.1803872531">
            <text:p>5.22E+001</text:p>
          </table:table-cell>
          <table:table-cell office:value-type="float" office:value="10.0702380168">
            <text:p>1.01E+001</text:p>
          </table:table-cell>
          <table:table-cell office:value-type="float" office:value="14.1971116314">
            <text:p>1.42E+001</text:p>
          </table:table-cell>
          <table:table-cell office:value-type="float" office:value="14.193698084">
            <text:p>1.42E+001</text:p>
          </table:table-cell>
          <table:table-cell office:value-type="float" office:value="-11805.024909">
            <text:p>-1.18E+004</text:p>
          </table:table-cell>
        </table:table-row>
        <table:table-row table:style-name="ro1">
          <table:table-cell office:value-type="float" office:value="50">
            <text:p>5.00E+001</text:p>
          </table:table-cell>
          <table:table-cell office:value-type="float" office:value="0.1">
            <text:p>1.00E-001</text:p>
          </table:table-cell>
          <table:table-cell office:value-type="float" office:value="0.0749888355328">
            <text:p>7.50E-002</text:p>
          </table:table-cell>
          <table:table-cell office:value-type="float" office:value="2956.77858029">
            <text:p>2.96E+003</text:p>
          </table:table-cell>
          <table:table-cell office:value-type="float" office:value="4290.31042259">
            <text:p>4.29E+003</text:p>
          </table:table-cell>
          <table:table-cell office:value-type="float" office:value="54.5837218543">
            <text:p>5.46E+001</text:p>
          </table:table-cell>
          <table:table-cell office:value-type="float" office:value="10.2532679106">
            <text:p>1.03E+001</text:p>
          </table:table-cell>
          <table:table-cell office:value-type="float" office:value="14.3791894172">
            <text:p>1.44E+001</text:p>
          </table:table-cell>
          <table:table-cell office:value-type="float" office:value="14.3768706065">
            <text:p>1.44E+001</text:p>
          </table:table-cell>
          <table:table-cell office:value-type="float" office:value="-14681.9511369">
            <text:p>-1.47E+004</text:p>
          </table:table-cell>
        </table:table-row>
        <table:table-row table:style-name="ro1">
          <table:table-cell office:value-type="float" office:value="100">
            <text:p>1.00E+002</text:p>
          </table:table-cell>
          <table:table-cell office:value-type="float" office:value="0.1">
            <text:p>1.00E-001</text:p>
          </table:table-cell>
          <table:table-cell office:value-type="float" office:value="0.0649442856068">
            <text:p>6.49E-002</text:p>
          </table:table-cell>
          <table:table-cell office:value-type="float" office:value="3471.75361489">
            <text:p>3.47E+003</text:p>
          </table:table-cell>
          <table:table-cell office:value-type="float" office:value="5011.53496848">
            <text:p>5.01E+003</text:p>
          </table:table-cell>
          <table:table-cell office:value-type="float" office:value="56.6587496407">
            <text:p>5.67E+001</text:p>
          </table:table-cell>
          <table:table-cell office:value-type="float" office:value="10.3329030673">
            <text:p>1.03E+001</text:p>
          </table:table-cell>
          <table:table-cell office:value-type="float" office:value="14.4582589508">
            <text:p>1.45E+001</text:p>
          </table:table-cell>
          <table:table-cell office:value-type="float" office:value="14.4566094102">
            <text:p>1.45E+001</text:p>
          </table:table-cell>
          <table:table-cell office:value-type="float" office:value="-17670.4588135">
            <text:p>-1.77E+004</text:p>
          </table:table-cell>
        </table:table-row>
        <table:table-row table:style-name="ro1">
          <table:table-cell office:value-type="float" office:value="150">
            <text:p>1.50E+002</text:p>
          </table:table-cell>
          <table:table-cell office:value-type="float" office:value="0.1">
            <text:p>1.00E-001</text:p>
          </table:table-cell>
          <table:table-cell office:value-type="float" office:value="0.057273126285">
            <text:p>5.73E-002</text:p>
          </table:table-cell>
          <table:table-cell office:value-type="float" office:value="3989.34780891">
            <text:p>3.99E+003</text:p>
          </table:table-cell>
          <table:table-cell office:value-type="float" office:value="5735.36739063">
            <text:p>5.74E+003</text:p>
          </table:table-cell>
          <table:table-cell office:value-type="float" office:value="58.4790920075">
            <text:p>5.85E+001</text:p>
          </table:table-cell>
          <table:table-cell office:value-type="float" office:value="10.365343467">
            <text:p>1.04E+001</text:p>
          </table:table-cell>
          <table:table-cell office:value-type="float" office:value="14.4903421201">
            <text:p>1.45E+001</text:p>
          </table:table-cell>
          <table:table-cell office:value-type="float" office:value="14.4891292445">
            <text:p>1.45E+001</text:p>
          </table:table-cell>
          <table:table-cell office:value-type="float" office:value="-20756.079974">
            <text:p>-2.08E+004</text:p>
          </table:table-cell>
        </table:table-row>
        <table:table-row table:style-name="ro1">
          <table:table-cell office:value-type="float" office:value="200">
            <text:p>2.00E+002</text:p>
          </table:table-cell>
          <table:table-cell office:value-type="float" office:value="0.1">
            <text:p>1.00E-001</text:p>
          </table:table-cell>
          <table:table-cell office:value-type="float" office:value="0.0512229341173">
            <text:p>5.12E-002</text:p>
          </table:table-cell>
          <table:table-cell office:value-type="float" office:value="4508.04821919">
            <text:p>4.51E+003</text:p>
          </table:table-cell>
          <table:table-cell office:value-type="float" office:value="6460.29874374">
            <text:p>6.46E+003</text:p>
          </table:table-cell>
          <table:table-cell office:value-type="float" office:value="60.0983661133">
            <text:p>6.01E+001</text:p>
          </table:table-cell>
          <table:table-cell office:value-type="float" office:value="10.3809307362">
            <text:p>1.04E+001</text:p>
          </table:table-cell>
          <table:table-cell office:value-type="float" office:value="14.505693379">
            <text:p>1.45E+001</text:p>
          </table:table-cell>
          <table:table-cell office:value-type="float" office:value="14.5047796021">
            <text:p>1.45E+001</text:p>
          </table:table-cell>
          <table:table-cell office:value-type="float" office:value="-23927.4937073">
            <text:p>-2.39E+004</text:p>
          </table:table-cell>
        </table:table-row>
        <table:table-row table:style-name="ro1">
          <table:table-cell office:value-type="float" office:value="250">
            <text:p>2.50E+002</text:p>
          </table:table-cell>
          <table:table-cell office:value-type="float" office:value="0.1">
            <text:p>1.00E-001</text:p>
          </table:table-cell>
          <table:table-cell office:value-type="float" office:value="0.0463289716715">
            <text:p>4.63E-002</text:p>
          </table:table-cell>
          <table:table-cell office:value-type="float" office:value="5027.43074204">
            <text:p>5.03E+003</text:p>
          </table:table-cell>
          <table:table-cell office:value-type="float" office:value="7185.90731495">
            <text:p>7.19E+003</text:p>
          </table:table-cell>
          <table:table-cell office:value-type="float" office:value="61.5561863119">
            <text:p>6.16E+001</text:p>
          </table:table-cell>
          <table:table-cell office:value-type="float" office:value="10.3944126869">
            <text:p>1.04E+001</text:p>
          </table:table-cell>
          <table:table-cell office:value-type="float" office:value="14.519014005">
            <text:p>1.45E+001</text:p>
          </table:table-cell>
          <table:table-cell office:value-type="float" office:value="14.5183129674">
            <text:p>1.45E+001</text:p>
          </table:table-cell>
          <table:table-cell office:value-type="float" office:value="-27175.688127">
            <text:p>-2.72E+004</text:p>
          </table:table-cell>
        </table:table-row>
        <table:table-row table:style-name="ro1">
          <table:table-cell office:value-type="float" office:value="300">
            <text:p>3.00E+002</text:p>
          </table:table-cell>
          <table:table-cell office:value-type="float" office:value="0.1">
            <text:p>1.00E-001</text:p>
          </table:table-cell>
          <table:table-cell office:value-type="float" office:value="0.0422886761408">
            <text:p>4.23E-002</text:p>
          </table:table-cell>
          <table:table-cell office:value-type="float" office:value="5547.57539468">
            <text:p>5.55E+003</text:p>
          </table:table-cell>
          <table:table-cell office:value-type="float" office:value="7912.27462686">
            <text:p>7.91E+003</text:p>
          </table:table-cell>
          <table:table-cell office:value-type="float" office:value="62.8822191039">
            <text:p>6.29E+001</text:p>
          </table:table-cell>
          <table:table-cell office:value-type="float" office:value="10.4121920383">
            <text:p>1.04E+001</text:p>
          </table:table-cell>
          <table:table-cell office:value-type="float" office:value="14.5366801652">
            <text:p>1.45E+001</text:p>
          </table:table-cell>
          <table:table-cell office:value-type="float" office:value="14.5361350542">
            <text:p>1.45E+001</text:p>
          </table:table-cell>
          <table:table-cell office:value-type="float" office:value="-30493.3684847">
            <text:p>-3.05E+004</text:p>
          </table:table-cell>
        </table:table-row>
        <table:table-row table:style-name="ro1">
          <table:table-cell office:value-type="float" office:value="350">
            <text:p>3.50E+002</text:p>
          </table:table-cell>
          <table:table-cell office:value-type="float" office:value="0.1">
            <text:p>1.00E-001</text:p>
          </table:table-cell>
          <table:table-cell office:value-type="float" office:value="0.0388965894888">
            <text:p>3.89E-002</text:p>
          </table:table-cell>
          <table:table-cell office:value-type="float" office:value="6068.76957213">
            <text:p>6.07E+003</text:p>
          </table:table-cell>
          <table:table-cell office:value-type="float" office:value="8639.68906184">
            <text:p>8.64E+003</text:p>
          </table:table-cell>
          <table:table-cell office:value-type="float" office:value="64.0990208002">
            <text:p>6.41E+001</text:p>
          </table:table-cell>
          <table:table-cell office:value-type="float" office:value="10.4367133537">
            <text:p>1.04E+001</text:p>
          </table:table-cell>
          <table:table-cell office:value-type="float" office:value="14.5611204512">
            <text:p>1.46E+001</text:p>
          </table:table-cell>
          <table:table-cell office:value-type="float" office:value="14.5606924538">
            <text:p>1.46E+001</text:p>
          </table:table-cell>
          <table:table-cell office:value-type="float" office:value="-33874.5352395">
            <text:p>-3.39E+004</text:p>
          </table:table-cell>
        </table:table-row>
        <table:table-row table:style-name="ro1">
          <table:table-cell office:value-type="float" office:value="400">
            <text:p>4.00E+002</text:p>
          </table:table-cell>
          <table:table-cell office:value-type="float" office:value="0.1">
            <text:p>1.00E-001</text:p>
          </table:table-cell>
          <table:table-cell office:value-type="float" office:value="0.0360082932387">
            <text:p>3.60E-002</text:p>
          </table:table-cell>
          <table:table-cell office:value-type="float" office:value="6591.3750597">
            <text:p>6.59E+003</text:p>
          </table:table-cell>
          <table:table-cell office:value-type="float" office:value="9368.51307447">
            <text:p>9.37E+003</text:p>
          </table:table-cell>
          <table:table-cell office:value-type="float" office:value="65.2240311847">
            <text:p>6.52E+001</text:p>
          </table:table-cell>
          <table:table-cell office:value-type="float" office:value="10.4687799749">
            <text:p>1.05E+001</text:p>
          </table:table-cell>
          <table:table-cell office:value-type="float" office:value="14.5931281763">
            <text:p>1.46E+001</text:p>
          </table:table-cell>
          <table:table-cell office:value-type="float" office:value="14.5927899394">
            <text:p>1.46E+001</text:p>
          </table:table-cell>
          <table:table-cell office:value-type="float" office:value="-37314.1815323">
            <text:p>-3.73E+004</text:p>
          </table:table-cell>
        </table:table-row>
        <table:table-row table:style-name="ro1">
          <table:table-cell office:value-type="float" office:value="450">
            <text:p>4.50E+002</text:p>
          </table:table-cell>
          <table:table-cell office:value-type="float" office:value="0.1">
            <text:p>1.00E-001</text:p>
          </table:table-cell>
          <table:table-cell office:value-type="float" office:value="0.0335193065641">
            <text:p>3.35E-002</text:p>
          </table:table-cell>
          <table:table-cell office:value-type="float" office:value="7115.77643923">
            <text:p>7.12E+003</text:p>
          </table:table-cell>
          <table:table-cell office:value-type="float" office:value="10099.1317127">
            <text:p>1.01E+004</text:p>
          </table:table-cell>
          <table:table-cell office:value-type="float" office:value="66.2709684997">
            <text:p>6.63E+001</text:p>
          </table:table-cell>
          <table:table-cell office:value-type="float" office:value="10.508616187">
            <text:p>1.05E+001</text:p>
          </table:table-cell>
          <table:table-cell office:value-type="float" office:value="14.6329211013">
            <text:p>1.46E+001</text:p>
          </table:table-cell>
          <table:table-cell office:value-type="float" office:value="14.63265284">
            <text:p>1.46E+001</text:p>
          </table:table-cell>
          <table:table-cell office:value-type="float" office:value="-40808.0744313">
            <text:p>-4.08E+004</text:p>
          </table:table-cell>
        </table:table-row>
        <table:table-row table:style-name="ro1">
          <table:table-cell office:value-type="float" office:value="500">
            <text:p>5.00E+002</text:p>
          </table:table-cell>
          <table:table-cell office:value-type="float" office:value="0.1">
            <text:p>1.00E-001</text:p>
          </table:table-cell>
          <table:table-cell office:value-type="float" office:value="0.0313521728343">
            <text:p>3.14E-002</text:p>
          </table:table-cell>
          <table:table-cell office:value-type="float" office:value="7642.36406465">
            <text:p>7.64E+003</text:p>
          </table:table-cell>
          <table:table-cell office:value-type="float" office:value="10831.9356624">
            <text:p>1.08E+004</text:p>
          </table:table-cell>
          <table:table-cell office:value-type="float" office:value="67.2508035874">
            <text:p>6.73E+001</text:p>
          </table:table-cell>
          <table:table-cell office:value-type="float" office:value="10.5562675962">
            <text:p>1.06E+001</text:p>
          </table:table-cell>
          <table:table-cell office:value-type="float" office:value="14.6805404595">
            <text:p>1.47E+001</text:p>
          </table:table-cell>
          <table:table-cell office:value-type="float" office:value="14.680327543">
            <text:p>1.47E+001</text:p>
          </table:table-cell>
          <table:table-cell office:value-type="float" office:value="-44352.594729">
            <text:p>-4.44E+004</text:p>
          </table:table-cell>
        </table:table-row>
        <table:table-row table:style-name="ro1">
          <table:table-cell office:value-type="float" office:value="-250">
            <text:p>-2.50E+002</text:p>
          </table:table-cell>
          <table:table-cell office:value-type="float" office:value="1">
            <text:p>1.00E+000</text:p>
          </table:table-cell>
          <table:table-cell office:value-type="float" office:value="68.7471567321">
            <text:p>6.87E+001</text:p>
          </table:table-cell>
          <table:table-cell office:value-type="float" office:value="22.1627578819">
            <text:p>2.22E+001</text:p>
          </table:table-cell>
          <table:table-cell office:value-type="float" office:value="36.7088140031">
            <text:p>3.67E+001</text:p>
          </table:table-cell>
          <table:table-cell office:value-type="float" office:value="1.0959022357">
            <text:p>1.10E+000</text:p>
          </table:table-cell>
          <table:table-cell office:value-type="float" office:value="5.84824114876">
            <text:p>5.85E+000</text:p>
          </table:table-cell>
          <table:table-cell office:value-type="float" office:value="10.9523053994">
            <text:p>1.10E+001</text:p>
          </table:table-cell>
          <table:table-cell office:value-type="float" office:value="10.3109124142">
            <text:p>1.03E+001</text:p>
          </table:table-cell>
          <table:table-cell office:value-type="float" office:value="-3.20737887451">
            <text:p>-3.21E+000</text:p>
          </table:table-cell>
        </table:table-row>
        <table:table-row table:style-name="ro1">
          <table:table-cell office:value-type="float" office:value="-241.757489134">
            <text:p>-2.42E+002</text:p>
          </table:table-cell>
          <table:table-cell office:value-type="float" office:value="1">
            <text:p>1.00E+000</text:p>
          </table:table-cell>
          <table:table-cell office:value-type="float" office:value="49.8895610683">
            <text:p>4.99E+001</text:p>
          </table:table-cell>
          <table:table-cell office:value-type="float" office:value="156.307956894">
            <text:p>1.56E+002</text:p>
          </table:table-cell>
          <table:table-cell office:value-type="float" office:value="176.352230257">
            <text:p>1.76E+002</text:p>
          </table:table-cell>
          <table:table-cell office:value-type="float" office:value="6.11770562126">
            <text:p>6.12E+000</text:p>
          </table:table-cell>
          <table:table-cell office:value-type="float" office:value="6.60973051048">
            <text:p>6.61E+000</text:p>
          </table:table-cell>
          <table:table-cell office:value-type="float" office:value="39.719489458">
            <text:p>3.97E+001</text:p>
          </table:table-cell>
          <table:table-cell office:value-type="float" office:value="10.310997953">
            <text:p>1.03E+001</text:p>
          </table:table-cell>
          <table:table-cell office:value-type="float" office:value="-35.7421832965">
            <text:p>-3.57E+001</text:p>
          </table:table-cell>
        </table:table-row>
        <table:table-row table:style-name="ro1">
          <table:table-cell office:value-type="float" office:value="-241.757489134">
            <text:p>-2.42E+002</text:p>
          </table:table-cell>
          <table:table-cell office:value-type="float" office:value="1">
            <text:p>1.00E+000</text:p>
          </table:table-cell>
          <table:table-cell office:value-type="float" office:value="14.1283875399">
            <text:p>1.41E+001</text:p>
          </table:table-cell>
          <table:table-cell office:value-type="float" office:value="347.702632428">
            <text:p>3.48E+002</text:p>
          </table:table-cell>
          <table:table-cell office:value-type="float" office:value="418.482117856">
            <text:p>4.18E+002</text:p>
          </table:table-cell>
          <table:table-cell office:value-type="float" office:value="13.8306881422">
            <text:p>1.38E+001</text:p>
          </table:table-cell>
          <table:table-cell office:value-type="float" office:value="7.86635245518">
            <text:p>7.87E+000</text:p>
          </table:table-cell>
          <table:table-cell office:value-type="float" office:value="50.3389973071">
            <text:p>5.03E+001</text:p>
          </table:table-cell>
          <table:table-cell office:value-type="float" office:value="10.310997953">
            <text:p>1.03E+001</text:p>
          </table:table-cell>
          <table:table-cell office:value-type="float" office:value="-86.4773953615">
            <text:p>-8.65E+001</text:p>
          </table:table-cell>
        </table:table-row>
        <table:table-row table:style-name="ro1">
          <table:table-cell office:value-type="float" office:value="-200">
            <text:p>-2.00E+002</text:p>
          </table:table-cell>
          <table:table-cell office:value-type="float" office:value="1">
            <text:p>1.00E+000</text:p>
          </table:table-cell>
          <table:table-cell office:value-type="float" office:value="3.38169240321">
            <text:p>3.38E+000</text:p>
          </table:table-cell>
          <table:table-cell office:value-type="float" office:value="692.162261452">
            <text:p>6.92E+002</text:p>
          </table:table-cell>
          <table:table-cell office:value-type="float" office:value="987.872184404">
            <text:p>9.88E+002</text:p>
          </table:table-cell>
          <table:table-cell office:value-type="float" office:value="26.1064733931">
            <text:p>2.61E+001</text:p>
          </table:table-cell>
          <table:table-cell office:value-type="float" office:value="6.49321956878">
            <text:p>6.49E+000</text:p>
          </table:table-cell>
          <table:table-cell office:value-type="float" office:value="11.2126408189">
            <text:p>1.12E+001</text:p>
          </table:table-cell>
          <table:table-cell office:value-type="float" office:value="10.5522028485">
            <text:p>1.06E+001</text:p>
          </table:table-cell>
          <table:table-cell office:value-type="float" office:value="-1217.52626726">
            <text:p>-1.22E+003</text:p>
          </table:table-cell>
        </table:table-row>
        <table:table-row table:style-name="ro1">
          <table:table-cell office:value-type="float" office:value="-150">
            <text:p>-1.50E+002</text:p>
          </table:table-cell>
          <table:table-cell office:value-type="float" office:value="1">
            <text:p>1.00E+000</text:p>
          </table:table-cell>
          <table:table-cell office:value-type="float" office:value="1.96173093828">
            <text:p>1.96E+000</text:p>
          </table:table-cell>
          <table:table-cell office:value-type="float" office:value="1054.48999655">
            <text:p>1.05E+003</text:p>
          </table:table-cell>
          <table:table-cell office:value-type="float" office:value="1564.24389831">
            <text:p>1.56E+003</text:p>
          </table:table-cell>
          <table:table-cell office:value-type="float" office:value="32.0906374991">
            <text:p>3.21E+001</text:p>
          </table:table-cell>
          <table:table-cell office:value-type="float" office:value="7.77491463031">
            <text:p>7.77E+000</text:p>
          </table:table-cell>
          <table:table-cell office:value-type="float" office:value="12.0729348292">
            <text:p>1.21E+001</text:p>
          </table:table-cell>
          <table:table-cell office:value-type="float" office:value="11.8753688873">
            <text:p>1.19E+001</text:p>
          </table:table-cell>
          <table:table-cell office:value-type="float" office:value="-2897.47201147">
            <text:p>-2.90E+003</text:p>
          </table:table-cell>
        </table:table-row>
        <table:table-row table:style-name="ro1">
          <table:table-cell office:value-type="float" office:value="-100">
            <text:p>-1.00E+002</text:p>
          </table:table-cell>
          <table:table-cell office:value-type="float" office:value="1">
            <text:p>1.00E+000</text:p>
          </table:table-cell>
          <table:table-cell office:value-type="float" office:value="1.39109580576">
            <text:p>1.39E+000</text:p>
          </table:table-cell>
          <table:table-cell office:value-type="float" office:value="1478.42016287">
            <text:p>1.48E+003</text:p>
          </table:table-cell>
          <table:table-cell office:value-type="float" office:value="2197.27791217">
            <text:p>2.20E+003</text:p>
          </table:table-cell>
          <table:table-cell office:value-type="float" office:value="36.3940124784">
            <text:p>3.64E+001</text:p>
          </table:table-cell>
          <table:table-cell office:value-type="float" office:value="8.98030262021">
            <text:p>8.98E+000</text:p>
          </table:table-cell>
          <table:table-cell office:value-type="float" office:value="13.1827311759">
            <text:p>1.32E+001</text:p>
          </table:table-cell>
          <table:table-cell office:value-type="float" office:value="13.0897332175">
            <text:p>1.31E+001</text:p>
          </table:table-cell>
          <table:table-cell office:value-type="float" office:value="-4823.20309776">
            <text:p>-4.82E+003</text:p>
          </table:table-cell>
        </table:table-row>
        <table:table-row table:style-name="ro1">
          <table:table-cell office:value-type="float" office:value="-50">
            <text:p>-5.00E+001</text:p>
          </table:table-cell>
          <table:table-cell office:value-type="float" office:value="1">
            <text:p>1.00E+000</text:p>
          </table:table-cell>
          <table:table-cell office:value-type="float" office:value="1.07932860316">
            <text:p>1.08E+000</text:p>
          </table:table-cell>
          <table:table-cell office:value-type="float" office:value="1948.64454176">
            <text:p>1.95E+003</text:p>
          </table:table-cell>
          <table:table-cell office:value-type="float" office:value="2875.14644032">
            <text:p>2.88E+003</text:p>
          </table:table-cell>
          <table:table-cell office:value-type="float" office:value="39.8296627541">
            <text:p>3.98E+001</text:p>
          </table:table-cell>
          <table:table-cell office:value-type="float" office:value="9.69947421063">
            <text:p>9.70E+000</text:p>
          </table:table-cell>
          <table:table-cell office:value-type="float" office:value="13.8657597977">
            <text:p>1.39E+001</text:p>
          </table:table-cell>
          <table:table-cell office:value-type="float" office:value="13.8126553227">
            <text:p>1.38E+001</text:p>
          </table:table-cell>
          <table:table-cell office:value-type="float" office:value="-6939.34470181">
            <text:p>-6.94E+003</text:p>
          </table:table-cell>
        </table:table-row>
        <table:table-row table:style-name="ro1">
          <table:table-cell office:value-type="float" office:value="0">
            <text:p>0.00E+000</text:p>
          </table:table-cell>
          <table:table-cell office:value-type="float" office:value="1">
            <text:p>1.00E+000</text:p>
          </table:table-cell>
          <table:table-cell office:value-type="float" office:value="0.882203860223">
            <text:p>8.82E-001</text:p>
          </table:table-cell>
          <table:table-cell office:value-type="float" office:value="2444.9846721">
            <text:p>2.44E+003</text:p>
          </table:table-cell>
          <table:table-cell office:value-type="float" office:value="3578.50952399">
            <text:p>3.58E+003</text:p>
          </table:table-cell>
          <table:table-cell office:value-type="float" office:value="42.6725088948">
            <text:p>4.27E+001</text:p>
          </table:table-cell>
          <table:table-cell office:value-type="float" office:value="10.0783770948">
            <text:p>1.01E+001</text:p>
          </table:table-cell>
          <table:table-cell office:value-type="float" office:value="14.2274496735">
            <text:p>1.42E+001</text:p>
          </table:table-cell>
          <table:table-cell office:value-type="float" office:value="14.193698084">
            <text:p>1.42E+001</text:p>
          </table:table-cell>
          <table:table-cell office:value-type="float" office:value="-9211.01113253">
            <text:p>-9.21E+003</text:p>
          </table:table-cell>
        </table:table-row>
        <table:table-row table:style-name="ro1">
          <table:table-cell office:value-type="float" office:value="50">
            <text:p>5.00E+001</text:p>
          </table:table-cell>
          <table:table-cell office:value-type="float" office:value="1">
            <text:p>1.00E+000</text:p>
          </table:table-cell>
          <table:table-cell office:value-type="float" office:value="0.746140060966">
            <text:p>7.46E-001</text:p>
          </table:table-cell>
          <table:table-cell office:value-type="float" office:value="2954.53023404">
            <text:p>2.95E+003</text:p>
          </table:table-cell>
          <table:table-cell office:value-type="float" office:value="4294.76118037">
            <text:p>4.29E+003</text:p>
          </table:table-cell>
          <table:table-cell office:value-type="float" office:value="45.0800787422">
            <text:p>4.51E+001</text:p>
          </table:table-cell>
          <table:table-cell office:value-type="float" office:value="10.2601227013">
            <text:p>1.03E+001</text:p>
          </table:table-cell>
          <table:table-cell office:value-type="float" office:value="14.3998225502">
            <text:p>1.44E+001</text:p>
          </table:table-cell>
          <table:table-cell office:value-type="float" office:value="14.3768706065">
            <text:p>1.44E+001</text:p>
          </table:table-cell>
          <table:table-cell office:value-type="float" office:value="-11613.0972115">
            <text:p>-1.16E+004</text:p>
          </table:table-cell>
        </table:table-row>
        <table:table-row table:style-name="ro1">
          <table:table-cell office:value-type="float" office:value="100">
            <text:p>1.00E+002</text:p>
          </table:table-cell>
          <table:table-cell office:value-type="float" office:value="1">
            <text:p>1.00E+000</text:p>
          </table:table-cell>
          <table:table-cell office:value-type="float" office:value="0.646514142474">
            <text:p>6.47E-001</text:p>
          </table:table-cell>
          <table:table-cell office:value-type="float" office:value="3470.10116416">
            <text:p>3.47E+003</text:p>
          </table:table-cell>
          <table:table-cell office:value-type="float" office:value="5016.85773807">
            <text:p>5.02E+003</text:p>
          </table:table-cell>
          <table:table-cell office:value-type="float" office:value="47.1576257639">
            <text:p>4.72E+001</text:p>
          </table:table-cell>
          <table:table-cell office:value-type="float" office:value="10.3388245399">
            <text:p>1.03E+001</text:p>
          </table:table-cell>
          <table:table-cell office:value-type="float" office:value="14.472953494">
            <text:p>1.45E+001</text:p>
          </table:table-cell>
          <table:table-cell office:value-type="float" office:value="14.4566094102">
            <text:p>1.45E+001</text:p>
          </table:table-cell>
          <table:table-cell office:value-type="float" office:value="-14126.7668896">
            <text:p>-1.41E+004</text:p>
          </table:table-cell>
        </table:table-row>
        <table:table-row table:style-name="ro1">
          <table:table-cell office:value-type="float" office:value="150">
            <text:p>1.50E+002</text:p>
          </table:table-cell>
          <table:table-cell office:value-type="float" office:value="1">
            <text:p>1.00E+000</text:p>
          </table:table-cell>
          <table:table-cell office:value-type="float" office:value="0.570394855669">
            <text:p>5.70E-001</text:p>
          </table:table-cell>
          <table:table-cell office:value-type="float" office:value="3988.15000324">
            <text:p>3.99E+003</text:p>
          </table:table-cell>
          <table:table-cell office:value-type="float" office:value="5741.32149499">
            <text:p>5.74E+003</text:p>
          </table:table-cell>
          <table:table-cell office:value-type="float" office:value="48.979560991">
            <text:p>4.90E+001</text:p>
          </table:table-cell>
          <table:table-cell office:value-type="float" office:value="10.3705499091">
            <text:p>1.04E+001</text:p>
          </table:table-cell>
          <table:table-cell office:value-type="float" office:value="14.5011577504">
            <text:p>1.45E+001</text:p>
          </table:table-cell>
          <table:table-cell office:value-type="float" office:value="14.4891292445">
            <text:p>1.45E+001</text:p>
          </table:table-cell>
          <table:table-cell office:value-type="float" office:value="-16737.5512301">
            <text:p>-1.67E+004</text:p>
          </table:table-cell>
        </table:table-row>
        <table:table-row table:style-name="ro1">
          <table:table-cell office:value-type="float" office:value="200">
            <text:p>2.00E+002</text:p>
          </table:table-cell>
          <table:table-cell office:value-type="float" office:value="1">
            <text:p>1.00E+000</text:p>
          </table:table-cell>
          <table:table-cell office:value-type="float" office:value="0.510330417673">
            <text:p>5.10E-001</text:p>
          </table:table-cell>
          <table:table-cell office:value-type="float" office:value="4507.20840705">
            <text:p>4.51E+003</text:p>
          </table:table-cell>
          <table:table-cell office:value-type="float" office:value="6466.72319466">
            <text:p>6.47E+003</text:p>
          </table:table-cell>
          <table:table-cell office:value-type="float" office:value="50.5998884773">
            <text:p>5.06E+001</text:p>
          </table:table-cell>
          <table:table-cell office:value-type="float" office:value="10.3855695176">
            <text:p>1.04E+001</text:p>
          </table:table-cell>
          <table:table-cell office:value-type="float" office:value="14.5138491722">
            <text:p>1.45E+001</text:p>
          </table:table-cell>
          <table:table-cell office:value-type="float" office:value="14.5047796021">
            <text:p>1.45E+001</text:p>
          </table:table-cell>
          <table:table-cell office:value-type="float" office:value="-19434.128826">
            <text:p>-1.94E+004</text:p>
          </table:table-cell>
        </table:table-row>
        <table:table-row table:style-name="ro1">
          <table:table-cell office:value-type="float" office:value="250">
            <text:p>2.50E+002</text:p>
          </table:table-cell>
          <table:table-cell office:value-type="float" office:value="1">
            <text:p>1.00E+000</text:p>
          </table:table-cell>
          <table:table-cell office:value-type="float" office:value="0.461721043707">
            <text:p>4.62E-001</text:p>
          </table:table-cell>
          <table:table-cell office:value-type="float" office:value="5026.87978165">
            <text:p>5.03E+003</text:p>
          </table:table-cell>
          <table:table-cell office:value-type="float" office:value="7192.68966541">
            <text:p>7.19E+003</text:p>
          </table:table-cell>
          <table:table-cell office:value-type="float" office:value="52.0584293278">
            <text:p>5.21E+001</text:p>
          </table:table-cell>
          <table:table-cell office:value-type="float" office:value="10.3985890061">
            <text:p>1.04E+001</text:p>
          </table:table-cell>
          <table:table-cell office:value-type="float" office:value="14.5252759813">
            <text:p>1.45E+001</text:p>
          </table:table-cell>
          <table:table-cell office:value-type="float" office:value="14.5183129674">
            <text:p>1.45E+001</text:p>
          </table:table-cell>
          <table:table-cell office:value-type="float" office:value="-22207.4875212">
            <text:p>-2.22E+004</text:p>
          </table:table-cell>
        </table:table-row>
        <table:table-row table:style-name="ro1">
          <table:table-cell office:value-type="float" office:value="300">
            <text:p>3.00E+002</text:p>
          </table:table-cell>
          <table:table-cell office:value-type="float" office:value="1">
            <text:p>1.00E+000</text:p>
          </table:table-cell>
          <table:table-cell office:value-type="float" office:value="0.421572442743">
            <text:p>4.22E-001</text:p>
          </table:table-cell>
          <table:table-cell office:value-type="float" office:value="5547.2620731">
            <text:p>5.55E+003</text:p>
          </table:table-cell>
          <table:table-cell office:value-type="float" office:value="7919.33362856">
            <text:p>7.92E+003</text:p>
          </table:table-cell>
          <table:table-cell office:value-type="float" office:value="53.3849681337">
            <text:p>5.34E+001</text:p>
          </table:table-cell>
          <table:table-cell office:value-type="float" office:value="10.4159840654">
            <text:p>1.04E+001</text:p>
          </table:table-cell>
          <table:table-cell office:value-type="float" office:value="14.5415527565">
            <text:p>1.45E+001</text:p>
          </table:table-cell>
          <table:table-cell office:value-type="float" office:value="14.5361350542">
            <text:p>1.45E+001</text:p>
          </table:table-cell>
          <table:table-cell office:value-type="float" office:value="-25050.3324128">
            <text:p>-2.51E+004</text:p>
          </table:table-cell>
        </table:table-row>
        <table:table-row table:style-name="ro1">
          <table:table-cell office:value-type="float" office:value="350">
            <text:p>3.50E+002</text:p>
          </table:table-cell>
          <table:table-cell office:value-type="float" office:value="1">
            <text:p>1.00E+000</text:p>
          </table:table-cell>
          <table:table-cell office:value-type="float" office:value="0.387851030443">
            <text:p>3.88E-001</text:p>
          </table:table-cell>
          <table:table-cell office:value-type="float" office:value="6068.65488025">
            <text:p>6.07E+003</text:p>
          </table:table-cell>
          <table:table-cell office:value-type="float" office:value="8646.9643896">
            <text:p>8.65E+003</text:p>
          </table:table-cell>
          <table:table-cell office:value-type="float" office:value="54.6021323077">
            <text:p>5.46E+001</text:p>
          </table:table-cell>
          <table:table-cell office:value-type="float" office:value="10.4401809632">
            <text:p>1.04E+001</text:p>
          </table:table-cell>
          <table:table-cell office:value-type="float" office:value="14.5649486006">
            <text:p>1.46E+001</text:p>
          </table:table-cell>
          <table:table-cell office:value-type="float" office:value="14.5606924538">
            <text:p>1.46E+001</text:p>
          </table:table-cell>
          <table:table-cell office:value-type="float" office:value="-27956.6638673">
            <text:p>-2.80E+004</text:p>
          </table:table-cell>
        </table:table-row>
        <table:table-row table:style-name="ro1">
          <table:table-cell office:value-type="float" office:value="400">
            <text:p>4.00E+002</text:p>
          </table:table-cell>
          <table:table-cell office:value-type="float" office:value="1">
            <text:p>1.00E+000</text:p>
          </table:table-cell>
          <table:table-cell office:value-type="float" office:value="0.359126990851">
            <text:p>3.59E-001</text:p>
          </table:table-cell>
          <table:table-cell office:value-type="float" office:value="6591.42859323">
            <text:p>6.59E+003</text:p>
          </table:table-cell>
          <table:table-cell office:value-type="float" office:value="9375.95892783">
            <text:p>9.38E+003</text:p>
          </table:table-cell>
          <table:table-cell office:value-type="float" office:value="55.7274063161">
            <text:p>5.57E+001</text:p>
          </table:table-cell>
          <table:table-cell office:value-type="float" office:value="10.471970134">
            <text:p>1.05E+001</text:p>
          </table:table-cell>
          <table:table-cell office:value-type="float" office:value="14.5961551977">
            <text:p>1.46E+001</text:p>
          </table:table-cell>
          <table:table-cell office:value-type="float" office:value="14.5927899394">
            <text:p>1.46E+001</text:p>
          </table:table-cell>
          <table:table-cell office:value-type="float" office:value="-30921.4749684">
            <text:p>-3.09E+004</text:p>
          </table:table-cell>
        </table:table-row>
        <table:table-row table:style-name="ro1">
          <table:table-cell office:value-type="float" office:value="450">
            <text:p>4.50E+002</text:p>
          </table:table-cell>
          <table:table-cell office:value-type="float" office:value="1">
            <text:p>1.00E+000</text:p>
          </table:table-cell>
          <table:table-cell office:value-type="float" office:value="0.334365561465">
            <text:p>3.34E-001</text:p>
          </table:table-cell>
          <table:table-cell office:value-type="float" office:value="7115.97404035">
            <text:p>7.12E+003</text:p>
          </table:table-cell>
          <table:table-cell office:value-type="float" office:value="10106.7126667">
            <text:p>1.01E+004</text:p>
          </table:table-cell>
          <table:table-cell office:value-type="float" office:value="56.7745374934">
            <text:p>5.68E+001</text:p>
          </table:table-cell>
          <table:table-cell office:value-type="float" office:value="10.511566458">
            <text:p>1.05E+001</text:p>
          </table:table-cell>
          <table:table-cell office:value-type="float" office:value="14.6353231361">
            <text:p>1.46E+001</text:p>
          </table:table-cell>
          <table:table-cell office:value-type="float" office:value="14.63265284">
            <text:p>1.46E+001</text:p>
          </table:table-cell>
          <table:table-cell office:value-type="float" office:value="-33940.532748">
            <text:p>-3.39E+004</text:p>
          </table:table-cell>
        </table:table-row>
        <table:table-row table:style-name="ro1">
          <table:table-cell office:value-type="float" office:value="500">
            <text:p>5.00E+002</text:p>
          </table:table-cell>
          <table:table-cell office:value-type="float" office:value="1">
            <text:p>1.00E+000</text:p>
          </table:table-cell>
          <table:table-cell office:value-type="float" office:value="0.312799342931">
            <text:p>3.13E-001</text:p>
          </table:table-cell>
          <table:table-cell office:value-type="float" office:value="7642.68622261">
            <text:p>7.64E+003</text:p>
          </table:table-cell>
          <table:table-cell office:value-type="float" office:value="10839.6238844">
            <text:p>1.08E+004</text:p>
          </table:table-cell>
          <table:table-cell office:value-type="float" office:value="57.7545161962">
            <text:p>5.78E+001</text:p>
          </table:table-cell>
          <table:table-cell office:value-type="float" office:value="10.5590085072">
            <text:p>1.06E+001</text:p>
          </table:table-cell>
          <table:table-cell office:value-type="float" office:value="14.6824478634">
            <text:p>1.47E+001</text:p>
          </table:table-cell>
          <table:table-cell office:value-type="float" office:value="14.680327543">
            <text:p>1.47E+001</text:p>
          </table:table-cell>
          <table:table-cell office:value-type="float" office:value="-37010.2179745">
            <text:p>-3.70E+004</text:p>
          </table:table-cell>
        </table:table-row>
        <table:table-row table:style-name="ro1">
          <table:table-cell office:value-type="float" office:value="-250">
            <text:p>-2.50E+002</text:p>
          </table:table-cell>
          <table:table-cell office:value-type="float" office:value="10">
            <text:p>1.00E+001</text:p>
          </table:table-cell>
          <table:table-cell office:value-type="float" office:value="77.8200304125">
            <text:p>7.78E+001</text:p>
          </table:table-cell>
          <table:table-cell office:value-type="float" office:value="-5.00100718869">
            <text:p>-5.00E+000</text:p>
          </table:table-cell>
          <table:table-cell office:value-type="float" office:value="123.500613114">
            <text:p>1.24E+002</text:p>
          </table:table-cell>
          <table:table-cell office:value-type="float" office:value="-0.423614127753">
            <text:p>-4.24E-001</text:p>
          </table:table-cell>
          <table:table-cell office:value-type="float" office:value="5.87865849715">
            <text:p>5.88E+000</text:p>
          </table:table-cell>
          <table:table-cell office:value-type="float" office:value="8.51491486287">
            <text:p>8.51E+000</text:p>
          </table:table-cell>
          <table:table-cell office:value-type="float" office:value="10.3109124142">
            <text:p>1.03E+001</text:p>
          </table:table-cell>
          <table:table-cell office:value-type="float" office:value="4.80565986879">
            <text:p>4.81E+000</text:p>
          </table:table-cell>
        </table:table-row>
        <table:table-row table:style-name="ro1">
          <table:table-cell office:value-type="float" office:value="-200">
            <text:p>-2.00E+002</text:p>
          </table:table-cell>
          <table:table-cell office:value-type="float" office:value="10">
            <text:p>1.00E+001</text:p>
          </table:table-cell>
          <table:table-cell office:value-type="float" office:value="33.379503856">
            <text:p>3.34E+001</text:p>
          </table:table-cell>
          <table:table-cell office:value-type="float" office:value="521.304642113">
            <text:p>5.21E+002</text:p>
          </table:table-cell>
          <table:table-cell office:value-type="float" office:value="820.889682177">
            <text:p>8.21E+002</text:p>
          </table:table-cell>
          <table:table-cell office:value-type="float" office:value="14.7315001764">
            <text:p>1.47E+001</text:p>
          </table:table-cell>
          <table:table-cell office:value-type="float" office:value="6.86090577417">
            <text:p>6.86E+000</text:p>
          </table:table-cell>
          <table:table-cell office:value-type="float" office:value="15.0717219707">
            <text:p>1.51E+001</text:p>
          </table:table-cell>
          <table:table-cell office:value-type="float" office:value="10.5522028485">
            <text:p>1.06E+001</text:p>
          </table:table-cell>
          <table:table-cell office:value-type="float" office:value="-556.304595789">
            <text:p>-5.56E+002</text:p>
          </table:table-cell>
        </table:table-row>
        <table:table-row table:style-name="ro1">
          <table:table-cell office:value-type="float" office:value="-150">
            <text:p>-1.50E+002</text:p>
          </table:table-cell>
          <table:table-cell office:value-type="float" office:value="10">
            <text:p>1.00E+001</text:p>
          </table:table-cell>
          <table:table-cell office:value-type="float" office:value="18.3549808977">
            <text:p>1.84E+001</text:p>
          </table:table-cell>
          <table:table-cell office:value-type="float" office:value="967.69718555">
            <text:p>9.68E+002</text:p>
          </table:table-cell>
          <table:table-cell office:value-type="float" office:value="1512.50843083">
            <text:p>1.51E+003</text:p>
          </table:table-cell>
          <table:table-cell office:value-type="float" office:value="21.9729616577">
            <text:p>2.20E+001</text:p>
          </table:table-cell>
          <table:table-cell office:value-type="float" office:value="7.97109894831">
            <text:p>7.97E+000</text:p>
          </table:table-cell>
          <table:table-cell office:value-type="float" office:value="13.4093781542">
            <text:p>1.34E+001</text:p>
          </table:table-cell>
          <table:table-cell office:value-type="float" office:value="11.8753688873">
            <text:p>1.19E+001</text:p>
          </table:table-cell>
          <table:table-cell office:value-type="float" office:value="-1738.27304259">
            <text:p>-1.74E+003</text:p>
          </table:table-cell>
        </table:table-row>
        <table:table-row table:style-name="ro1">
          <table:table-cell office:value-type="float" office:value="-100">
            <text:p>-1.00E+002</text:p>
          </table:table-cell>
          <table:table-cell office:value-type="float" office:value="10">
            <text:p>1.00E+001</text:p>
          </table:table-cell>
          <table:table-cell office:value-type="float" office:value="12.9919136818">
            <text:p>1.30E+001</text:p>
          </table:table-cell>
          <table:table-cell office:value-type="float" office:value="1422.85898542">
            <text:p>1.42E+003</text:p>
          </table:table-cell>
          <table:table-cell office:value-type="float" office:value="2192.56853283">
            <text:p>2.19E+003</text:p>
          </table:table-cell>
          <table:table-cell office:value-type="float" office:value="26.6032447028">
            <text:p>2.66E+001</text:p>
          </table:table-cell>
          <table:table-cell office:value-type="float" office:value="9.11156602413">
            <text:p>9.11E+000</text:p>
          </table:table-cell>
          <table:table-cell office:value-type="float" office:value="13.8453278239">
            <text:p>1.38E+001</text:p>
          </table:table-cell>
          <table:table-cell office:value-type="float" office:value="13.0897332175">
            <text:p>1.31E+001</text:p>
          </table:table-cell>
          <table:table-cell office:value-type="float" office:value="-3183.49283486">
            <text:p>-3.18E+003</text:p>
          </table:table-cell>
        </table:table-row>
        <table:table-row table:style-name="ro1">
          <table:table-cell office:value-type="float" office:value="-50">
            <text:p>-5.00E+001</text:p>
          </table:table-cell>
          <table:table-cell office:value-type="float" office:value="10">
            <text:p>1.00E+001</text:p>
          </table:table-cell>
          <table:table-cell office:value-type="float" office:value="10.1411130703">
            <text:p>1.01E+001</text:p>
          </table:table-cell>
          <table:table-cell office:value-type="float" office:value="1909.90191255">
            <text:p>1.91E+003</text:p>
          </table:table-cell>
          <table:table-cell office:value-type="float" office:value="2895.98696364">
            <text:p>2.90E+003</text:p>
          </table:table-cell>
          <table:table-cell office:value-type="float" office:value="30.1699603401">
            <text:p>3.02E+001</text:p>
          </table:table-cell>
          <table:table-cell office:value-type="float" office:value="9.79911823843">
            <text:p>9.80E+000</text:p>
          </table:table-cell>
          <table:table-cell office:value-type="float" office:value="14.259188347">
            <text:p>1.43E+001</text:p>
          </table:table-cell>
          <table:table-cell office:value-type="float" office:value="13.8126553227">
            <text:p>1.38E+001</text:p>
          </table:table-cell>
          <table:table-cell office:value-type="float" office:value="-4822.52473734">
            <text:p>-4.82E+003</text:p>
          </table:table-cell>
        </table:table-row>
        <table:table-row table:style-name="ro1">
          <table:table-cell office:value-type="float" office:value="0">
            <text:p>0.00E+000</text:p>
          </table:table-cell>
          <table:table-cell office:value-type="float" office:value="10">
            <text:p>1.00E+001</text:p>
          </table:table-cell>
          <table:table-cell office:value-type="float" office:value="8.3446984819">
            <text:p>8.34E+000</text:p>
          </table:table-cell>
          <table:table-cell office:value-type="float" office:value="2416.91964503">
            <text:p>2.42E+003</text:p>
          </table:table-cell>
          <table:table-cell office:value-type="float" office:value="3615.28529259">
            <text:p>3.62E+003</text:p>
          </table:table-cell>
          <table:table-cell office:value-type="float" office:value="33.0777020101">
            <text:p>3.31E+001</text:p>
          </table:table-cell>
          <table:table-cell office:value-type="float" office:value="10.1590927403">
            <text:p>1.02E+001</text:p>
          </table:table-cell>
          <table:table-cell office:value-type="float" office:value="14.4849738031">
            <text:p>1.45E+001</text:p>
          </table:table-cell>
          <table:table-cell office:value-type="float" office:value="14.193698084">
            <text:p>1.42E+001</text:p>
          </table:table-cell>
          <table:table-cell office:value-type="float" office:value="-6618.25465903">
            <text:p>-6.62E+003</text:p>
          </table:table-cell>
        </table:table-row>
        <table:table-row table:style-name="ro1">
          <table:table-cell office:value-type="float" office:value="50">
            <text:p>5.00E+001</text:p>
          </table:table-cell>
          <table:table-cell office:value-type="float" office:value="10">
            <text:p>1.00E+001</text:p>
          </table:table-cell>
          <table:table-cell office:value-type="float" office:value="7.10028432831">
            <text:p>7.10E+000</text:p>
          </table:table-cell>
          <table:table-cell office:value-type="float" office:value="2933.89679075">
            <text:p>2.93E+003</text:p>
          </table:table-cell>
          <table:table-cell office:value-type="float" office:value="4342.29109408">
            <text:p>4.34E+003</text:p>
          </table:table-cell>
          <table:table-cell office:value-type="float" office:value="35.5216103184">
            <text:p>3.55E+001</text:p>
          </table:table-cell>
          <table:table-cell office:value-type="float" office:value="10.3280534049">
            <text:p>1.03E+001</text:p>
          </table:table-cell>
          <table:table-cell office:value-type="float" office:value="14.5789594953">
            <text:p>1.46E+001</text:p>
          </table:table-cell>
          <table:table-cell office:value-type="float" office:value="14.3768706065">
            <text:p>1.44E+001</text:p>
          </table:table-cell>
          <table:table-cell office:value-type="float" office:value="-8544.91158365">
            <text:p>-8.54E+003</text:p>
          </table:table-cell>
        </table:table-row>
        <table:table-row table:style-name="ro1">
          <table:table-cell office:value-type="float" office:value="100">
            <text:p>1.00E+002</text:p>
          </table:table-cell>
          <table:table-cell office:value-type="float" office:value="10">
            <text:p>1.00E+001</text:p>
          </table:table-cell>
          <table:table-cell office:value-type="float" office:value="6.1840215355">
            <text:p>6.18E+000</text:p>
          </table:table-cell>
          <table:table-cell office:value-type="float" office:value="3454.9540974">
            <text:p>3.45E+003</text:p>
          </table:table-cell>
          <table:table-cell office:value-type="float" office:value="5072.02479202">
            <text:p>5.07E+003</text:p>
          </table:table-cell>
          <table:table-cell office:value-type="float" office:value="37.6212162978">
            <text:p>3.76E+001</text:p>
          </table:table-cell>
          <table:table-cell office:value-type="float" office:value="10.3974507269">
            <text:p>1.04E+001</text:p>
          </table:table-cell>
          <table:table-cell office:value-type="float" office:value="14.6028168458">
            <text:p>1.46E+001</text:p>
          </table:table-cell>
          <table:table-cell office:value-type="float" office:value="14.4566094102">
            <text:p>1.45E+001</text:p>
          </table:table-cell>
          <table:table-cell office:value-type="float" office:value="-10583.4027641">
            <text:p>-1.06E+004</text:p>
          </table:table-cell>
        </table:table-row>
        <table:table-row table:style-name="ro1">
          <table:table-cell office:value-type="float" office:value="150">
            <text:p>1.50E+002</text:p>
          </table:table-cell>
          <table:table-cell office:value-type="float" office:value="10">
            <text:p>1.00E+001</text:p>
          </table:table-cell>
          <table:table-cell office:value-type="float" office:value="5.47980019113">
            <text:p>5.48E+000</text:p>
          </table:table-cell>
          <table:table-cell office:value-type="float" office:value="3977.2233595">
            <text:p>3.98E+003</text:p>
          </table:table-cell>
          <table:table-cell office:value-type="float" office:value="5802.1074157">
            <text:p>5.80E+003</text:p>
          </table:table-cell>
          <table:table-cell office:value-type="float" office:value="39.4573258297">
            <text:p>3.95E+001</text:p>
          </table:table-cell>
          <table:table-cell office:value-type="float" office:value="10.4220606342">
            <text:p>1.04E+001</text:p>
          </table:table-cell>
          <table:table-cell office:value-type="float" office:value="14.5981187871">
            <text:p>1.46E+001</text:p>
          </table:table-cell>
          <table:table-cell office:value-type="float" office:value="14.4891292445">
            <text:p>1.45E+001</text:p>
          </table:table-cell>
          <table:table-cell office:value-type="float" office:value="-12719.1440653">
            <text:p>-1.27E+004</text:p>
          </table:table-cell>
        </table:table-row>
        <table:table-row table:style-name="ro1">
          <table:table-cell office:value-type="float" office:value="200">
            <text:p>2.00E+002</text:p>
          </table:table-cell>
          <table:table-cell office:value-type="float" office:value="10">
            <text:p>1.00E+001</text:p>
          </table:table-cell>
          <table:table-cell office:value-type="float" office:value="4.92096526303">
            <text:p>4.92E+000</text:p>
          </table:table-cell>
          <table:table-cell office:value-type="float" office:value="4499.62860085">
            <text:p>4.50E+003</text:p>
          </table:table-cell>
          <table:table-cell office:value-type="float" office:value="6531.75024071">
            <text:p>6.53E+003</text:p>
          </table:table-cell>
          <table:table-cell office:value-type="float" office:value="41.0871506324">
            <text:p>4.11E+001</text:p>
          </table:table-cell>
          <table:table-cell office:value-type="float" office:value="10.4314448296">
            <text:p>1.04E+001</text:p>
          </table:table-cell>
          <table:table-cell office:value-type="float" office:value="14.587830864">
            <text:p>1.46E+001</text:p>
          </table:table-cell>
          <table:table-cell office:value-type="float" office:value="14.5047796021">
            <text:p>1.45E+001</text:p>
          </table:table-cell>
          <table:table-cell office:value-type="float" office:value="-14940.7567209">
            <text:p>-1.49E+004</text:p>
          </table:table-cell>
        </table:table-row>
        <table:table-row table:style-name="ro1">
          <table:table-cell office:value-type="float" office:value="250">
            <text:p>2.50E+002</text:p>
          </table:table-cell>
          <table:table-cell office:value-type="float" office:value="10">
            <text:p>1.00E+001</text:p>
          </table:table-cell>
          <table:table-cell office:value-type="float" office:value="4.46635527952">
            <text:p>4.47E+000</text:p>
          </table:table-cell>
          <table:table-cell office:value-type="float" office:value="5022.0169872">
            <text:p>5.02E+003</text:p>
          </table:table-cell>
          <table:table-cell office:value-type="float" office:value="7260.97904332">
            <text:p>7.26E+003</text:p>
          </table:table-cell>
          <table:table-cell office:value-type="float" office:value="42.5522598407">
            <text:p>4.26E+001</text:p>
          </table:table-cell>
          <table:table-cell office:value-type="float" office:value="10.439883135">
            <text:p>1.04E+001</text:p>
          </table:table-cell>
          <table:table-cell office:value-type="float" office:value="14.5826416418">
            <text:p>1.46E+001</text:p>
          </table:table-cell>
          <table:table-cell office:value-type="float" office:value="14.5183129674">
            <text:p>1.45E+001</text:p>
          </table:table-cell>
          <table:table-cell office:value-type="float" office:value="-17239.1977485">
            <text:p>-1.72E+004</text:p>
          </table:table-cell>
        </table:table-row>
        <table:table-row table:style-name="ro1">
          <table:table-cell office:value-type="float" office:value="300">
            <text:p>3.00E+002</text:p>
          </table:table-cell>
          <table:table-cell office:value-type="float" office:value="10">
            <text:p>1.00E+001</text:p>
          </table:table-cell>
          <table:table-cell office:value-type="float" office:value="4.08910751615">
            <text:p>4.09E+000</text:p>
          </table:table-cell>
          <table:table-cell office:value-type="float" office:value="5544.64647448">
            <text:p>5.54E+003</text:p>
          </table:table-cell>
          <table:table-cell office:value-type="float" office:value="7990.16788973">
            <text:p>7.99E+003</text:p>
          </table:table-cell>
          <table:table-cell office:value-type="float" office:value="43.8834531141">
            <text:p>4.39E+001</text:p>
          </table:table-cell>
          <table:table-cell office:value-type="float" office:value="10.4534778656">
            <text:p>1.05E+001</text:p>
          </table:table-cell>
          <table:table-cell office:value-type="float" office:value="14.5865666652">
            <text:p>1.46E+001</text:p>
          </table:table-cell>
          <table:table-cell office:value-type="float" office:value="14.5361350542">
            <text:p>1.45E+001</text:p>
          </table:table-cell>
          <table:table-cell office:value-type="float" office:value="-19607.1546778">
            <text:p>-1.96E+004</text:p>
          </table:table-cell>
        </table:table-row>
        <table:table-row table:style-name="ro1">
          <table:table-cell office:value-type="float" office:value="350">
            <text:p>3.50E+002</text:p>
          </table:table-cell>
          <table:table-cell office:value-type="float" office:value="10">
            <text:p>1.00E+001</text:p>
          </table:table-cell>
          <table:table-cell office:value-type="float" office:value="3.77091264557">
            <text:p>3.77E+000</text:p>
          </table:table-cell>
          <table:table-cell office:value-type="float" office:value="6067.92633149">
            <text:p>6.07E+003</text:p>
          </table:table-cell>
          <table:table-cell office:value-type="float" office:value="8719.80425599">
            <text:p>8.72E+003</text:p>
          </table:table-cell>
          <table:table-cell office:value-type="float" office:value="45.1039777264">
            <text:p>4.51E+001</text:p>
          </table:table-cell>
          <table:table-cell office:value-type="float" office:value="10.4744706114">
            <text:p>1.05E+001</text:p>
          </table:table-cell>
          <table:table-cell office:value-type="float" office:value="14.6005713587">
            <text:p>1.46E+001</text:p>
          </table:table-cell>
          <table:table-cell office:value-type="float" office:value="14.5606924538">
            <text:p>1.46E+001</text:p>
          </table:table-cell>
          <table:table-cell office:value-type="float" office:value="-22038.6173887">
            <text:p>-2.20E+004</text:p>
          </table:table-cell>
        </table:table-row>
        <table:table-row table:style-name="ro1">
          <table:table-cell office:value-type="float" office:value="400">
            <text:p>4.00E+002</text:p>
          </table:table-cell>
          <table:table-cell office:value-type="float" office:value="10">
            <text:p>1.00E+001</text:p>
          </table:table-cell>
          <table:table-cell office:value-type="float" office:value="3.49884526801">
            <text:p>3.50E+000</text:p>
          </table:table-cell>
          <table:table-cell office:value-type="float" office:value="6592.30477835">
            <text:p>6.59E+003</text:p>
          </table:table-cell>
          <table:table-cell office:value-type="float" office:value="9450.39058495">
            <text:p>9.45E+003</text:p>
          </table:table-cell>
          <table:table-cell office:value-type="float" office:value="46.2317124612">
            <text:p>4.62E+001</text:p>
          </table:table-cell>
          <table:table-cell office:value-type="float" office:value="10.5035219669">
            <text:p>1.05E+001</text:p>
          </table:table-cell>
          <table:table-cell office:value-type="float" office:value="14.6245029969">
            <text:p>1.46E+001</text:p>
          </table:table-cell>
          <table:table-cell office:value-type="float" office:value="14.5927899394">
            <text:p>1.46E+001</text:p>
          </table:table-cell>
          <table:table-cell office:value-type="float" office:value="-24528.5724649">
            <text:p>-2.45E+004</text:p>
          </table:table-cell>
        </table:table-row>
        <table:table-row table:style-name="ro1">
          <table:table-cell office:value-type="float" office:value="450">
            <text:p>4.50E+002</text:p>
          </table:table-cell>
          <table:table-cell office:value-type="float" office:value="10">
            <text:p>1.00E+001</text:p>
          </table:table-cell>
          <table:table-cell office:value-type="float" office:value="3.26351205288">
            <text:p>3.26E+000</text:p>
          </table:table-cell>
          <table:table-cell office:value-type="float" office:value="7118.22948459">
            <text:p>7.12E+003</text:p>
          </table:table-cell>
          <table:table-cell office:value-type="float" office:value="10182.4130506">
            <text:p>1.02E+004</text:p>
          </table:table-cell>
          <table:table-cell office:value-type="float" office:value="47.280664133">
            <text:p>4.73E+001</text:p>
          </table:table-cell>
          <table:table-cell office:value-type="float" office:value="10.5407525537">
            <text:p>1.05E+001</text:p>
          </table:table-cell>
          <table:table-cell office:value-type="float" office:value="14.6579459186">
            <text:p>1.47E+001</text:p>
          </table:table-cell>
          <table:table-cell office:value-type="float" office:value="14.63265284">
            <text:p>1.46E+001</text:p>
          </table:table-cell>
          <table:table-cell office:value-type="float" office:value="-27072.7827832">
            <text:p>-2.71E+004</text:p>
          </table:table-cell>
        </table:table-row>
        <table:table-row table:style-name="ro1">
          <table:table-cell office:value-type="float" office:value="500">
            <text:p>5.00E+002</text:p>
          </table:table-cell>
          <table:table-cell office:value-type="float" office:value="10">
            <text:p>1.00E+001</text:p>
          </table:table-cell>
          <table:table-cell office:value-type="float" office:value="3.05791778912">
            <text:p>3.06E+000</text:p>
          </table:table-cell>
          <table:table-cell office:value-type="float" office:value="7646.13797458">
            <text:p>7.65E+003</text:p>
          </table:table-cell>
          <table:table-cell office:value-type="float" office:value="10916.337074">
            <text:p>1.09E+004</text:p>
          </table:table-cell>
          <table:table-cell office:value-type="float" office:value="48.2619987866">
            <text:p>4.83E+001</text:p>
          </table:table-cell>
          <table:table-cell office:value-type="float" office:value="10.5861306952">
            <text:p>1.06E+001</text:p>
          </table:table-cell>
          <table:table-cell office:value-type="float" office:value="14.7005046006">
            <text:p>1.47E+001</text:p>
          </table:table-cell>
          <table:table-cell office:value-type="float" office:value="14.680327543">
            <text:p>1.47E+001</text:p>
          </table:table-cell>
          <table:table-cell office:value-type="float" office:value="-29667.6263873">
            <text:p>-2.97E+004</text:p>
          </table:table-cell>
        </table:table-row>
        <table:table-row table:style-name="ro1">
          <table:table-cell office:value-type="float" office:value="-200">
            <text:p>-2.00E+002</text:p>
          </table:table-cell>
          <table:table-cell office:value-type="float" office:value="100">
            <text:p>1.00E+002</text:p>
          </table:table-cell>
          <table:table-cell office:value-type="float" office:value="90.7763435355">
            <text:p>9.08E+001</text:p>
          </table:table-cell>
          <table:table-cell office:value-type="float" office:value="341.853678886">
            <text:p>3.42E+002</text:p>
          </table:table-cell>
          <table:table-cell office:value-type="float" office:value="1443.46227101">
            <text:p>1.44E+003</text:p>
          </table:table-cell>
          <table:table-cell office:value-type="float" office:value="5.47500667028">
            <text:p>5.48E+000</text:p>
          </table:table-cell>
          <table:table-cell office:value-type="float" office:value="7.9473077242">
            <text:p>7.95E+000</text:p>
          </table:table-cell>
          <table:table-cell office:value-type="float" office:value="11.1417850173">
            <text:p>1.11E+001</text:p>
          </table:table-cell>
          <table:table-cell office:value-type="float" office:value="10.5522028485">
            <text:p>1.06E+001</text:p>
          </table:table-cell>
          <table:table-cell office:value-type="float" office:value="-58.6430590448">
            <text:p>-5.86E+001</text:p>
          </table:table-cell>
        </table:table-row>
        <table:table-row table:style-name="ro1">
          <table:table-cell office:value-type="float" office:value="-150">
            <text:p>-1.50E+002</text:p>
          </table:table-cell>
          <table:table-cell office:value-type="float" office:value="100">
            <text:p>1.00E+002</text:p>
          </table:table-cell>
          <table:table-cell office:value-type="float" office:value="77.2473936996">
            <text:p>7.72E+001</text:p>
          </table:table-cell>
          <table:table-cell office:value-type="float" office:value="763.561461938">
            <text:p>7.64E+002</text:p>
          </table:table-cell>
          <table:table-cell office:value-type="float" office:value="2058.10351974">
            <text:p>2.06E+003</text:p>
          </table:table-cell>
          <table:table-cell office:value-type="float" office:value="11.8306705061">
            <text:p>1.18E+001</text:p>
          </table:table-cell>
          <table:table-cell office:value-type="float" office:value="9.14548015013">
            <text:p>9.15E+000</text:p>
          </table:table-cell>
          <table:table-cell office:value-type="float" office:value="13.249049133">
            <text:p>1.32E+001</text:p>
          </table:table-cell>
          <table:table-cell office:value-type="float" office:value="11.8753688873">
            <text:p>1.19E+001</text:p>
          </table:table-cell>
          <table:table-cell office:value-type="float" office:value="-693.385610894">
            <text:p>-6.93E+002</text:p>
          </table:table-cell>
        </table:table-row>
        <table:table-row table:style-name="ro1">
          <table:table-cell office:value-type="float" office:value="-100">
            <text:p>-1.00E+002</text:p>
          </table:table-cell>
          <table:table-cell office:value-type="float" office:value="100">
            <text:p>1.00E+002</text:p>
          </table:table-cell>
          <table:table-cell office:value-type="float" office:value="66.6603467556">
            <text:p>6.67E+001</text:p>
          </table:table-cell>
          <table:table-cell office:value-type="float" office:value="1252.12339229">
            <text:p>1.25E+003</text:p>
          </table:table-cell>
          <table:table-cell office:value-type="float" office:value="2752.26560377">
            <text:p>2.75E+003</text:p>
          </table:table-cell>
          <table:table-cell office:value-type="float" office:value="16.5504896319">
            <text:p>1.66E+001</text:p>
          </table:table-cell>
          <table:table-cell office:value-type="float" office:value="10.0846361177">
            <text:p>1.01E+001</text:p>
          </table:table-cell>
          <table:table-cell office:value-type="float" office:value="14.3815892259">
            <text:p>1.44E+001</text:p>
          </table:table-cell>
          <table:table-cell office:value-type="float" office:value="13.0897332175">
            <text:p>1.31E+001</text:p>
          </table:table-cell>
          <table:table-cell office:value-type="float" office:value="-1613.59388747">
            <text:p>-1.61E+003</text:p>
          </table:table-cell>
        </table:table-row>
        <table:table-row table:style-name="ro1">
          <table:table-cell office:value-type="float" office:value="-50">
            <text:p>-5.00E+001</text:p>
          </table:table-cell>
          <table:table-cell office:value-type="float" office:value="100">
            <text:p>1.00E+002</text:p>
          </table:table-cell>
          <table:table-cell office:value-type="float" office:value="58.5031121419">
            <text:p>5.85E+001</text:p>
          </table:table-cell>
          <table:table-cell office:value-type="float" office:value="1776.53662121">
            <text:p>1.78E+003</text:p>
          </table:table-cell>
          <table:table-cell office:value-type="float" office:value="3485.84739697">
            <text:p>3.49E+003</text:p>
          </table:table-cell>
          <table:table-cell office:value-type="float" office:value="20.2697790905">
            <text:p>2.03E+001</text:p>
          </table:table-cell>
          <table:table-cell office:value-type="float" office:value="10.5994944893">
            <text:p>1.06E+001</text:p>
          </table:table-cell>
          <table:table-cell office:value-type="float" office:value="14.8863934193">
            <text:p>1.49E+001</text:p>
          </table:table-cell>
          <table:table-cell office:value-type="float" office:value="13.8126553227">
            <text:p>1.38E+001</text:p>
          </table:table-cell>
          <table:table-cell office:value-type="float" office:value="-2746.66458283">
            <text:p>-2.75E+003</text:p>
          </table:table-cell>
        </table:table-row>
        <table:table-row table:style-name="ro1">
          <table:table-cell office:value-type="float" office:value="0">
            <text:p>0.00E+000</text:p>
          </table:table-cell>
          <table:table-cell office:value-type="float" office:value="100">
            <text:p>1.00E+002</text:p>
          </table:table-cell>
          <table:table-cell office:value-type="float" office:value="52.1154458221">
            <text:p>5.21E+001</text:p>
          </table:table-cell>
          <table:table-cell office:value-type="float" office:value="2316.66841694">
            <text:p>2.32E+003</text:p>
          </table:table-cell>
          <table:table-cell office:value-type="float" office:value="4235.48535158">
            <text:p>4.24E+003</text:p>
          </table:table-cell>
          <table:table-cell office:value-type="float" office:value="23.3003770469">
            <text:p>2.33E+001</text:p>
          </table:table-cell>
          <table:table-cell office:value-type="float" office:value="10.8312851262">
            <text:p>1.08E+001</text:p>
          </table:table-cell>
          <table:table-cell office:value-type="float" office:value="15.0613782288">
            <text:p>1.51E+001</text:p>
          </table:table-cell>
          <table:table-cell office:value-type="float" office:value="14.193698084">
            <text:p>1.42E+001</text:p>
          </table:table-cell>
          <table:table-cell office:value-type="float" office:value="-4047.82957343">
            <text:p>-4.05E+003</text:p>
          </table:table-cell>
        </table:table-row>
        <table:table-row table:style-name="ro1">
          <table:table-cell office:value-type="float" office:value="50">
            <text:p>5.00E+001</text:p>
          </table:table-cell>
          <table:table-cell office:value-type="float" office:value="100">
            <text:p>1.00E+002</text:p>
          </table:table-cell>
          <table:table-cell office:value-type="float" office:value="47.001286219">
            <text:p>4.70E+001</text:p>
          </table:table-cell>
          <table:table-cell office:value-type="float" office:value="2861.74574872">
            <text:p>2.86E+003</text:p>
          </table:table-cell>
          <table:table-cell office:value-type="float" office:value="4989.34709847">
            <text:p>4.99E+003</text:p>
          </table:table-cell>
          <table:table-cell office:value-type="float" office:value="25.834761132">
            <text:p>2.58E+001</text:p>
          </table:table-cell>
          <table:table-cell office:value-type="float" office:value="10.9048298678">
            <text:p>1.09E+001</text:p>
          </table:table-cell>
          <table:table-cell office:value-type="float" office:value="15.075667395">
            <text:p>1.51E+001</text:p>
          </table:table-cell>
          <table:table-cell office:value-type="float" office:value="14.3768706065">
            <text:p>1.44E+001</text:p>
          </table:table-cell>
          <table:table-cell office:value-type="float" office:value="-5486.7573111">
            <text:p>-5.49E+003</text:p>
          </table:table-cell>
        </table:table-row>
        <table:table-row table:style-name="ro1">
          <table:table-cell table:number-columns-repeated="2" office:value-type="float" office:value="100">
            <text:p>1.00E+002</text:p>
          </table:table-cell>
          <table:table-cell office:value-type="float" office:value="42.819177161">
            <text:p>4.28E+001</text:p>
          </table:table-cell>
          <table:table-cell office:value-type="float" office:value="3406.53252169">
            <text:p>3.41E+003</text:p>
          </table:table-cell>
          <table:table-cell office:value-type="float" office:value="5741.93470899">
            <text:p>5.74E+003</text:p>
          </table:table-cell>
          <table:table-cell office:value-type="float" office:value="28.0002588678">
            <text:p>2.80E+001</text:p>
          </table:table-cell>
          <table:table-cell office:value-type="float" office:value="10.9013588877">
            <text:p>1.09E+001</text:p>
          </table:table-cell>
          <table:table-cell office:value-type="float" office:value="15.0215372415">
            <text:p>1.50E+001</text:p>
          </table:table-cell>
          <table:table-cell office:value-type="float" office:value="14.4566094102">
            <text:p>1.45E+001</text:p>
          </table:table-cell>
          <table:table-cell office:value-type="float" office:value="-7041.76407483">
            <text:p>-7.04E+003</text:p>
          </table:table-cell>
        </table:table-row>
        <table:table-row table:style-name="ro1">
          <table:table-cell office:value-type="float" office:value="150">
            <text:p>1.50E+002</text:p>
          </table:table-cell>
          <table:table-cell office:value-type="float" office:value="100">
            <text:p>1.00E+002</text:p>
          </table:table-cell>
          <table:table-cell office:value-type="float" office:value="39.3353493231">
            <text:p>3.93E+001</text:p>
          </table:table-cell>
          <table:table-cell office:value-type="float" office:value="3948.95435328">
            <text:p>3.95E+003</text:p>
          </table:table-cell>
          <table:table-cell office:value-type="float" office:value="6491.1969346">
            <text:p>6.49E+003</text:p>
          </table:table-cell>
          <table:table-cell office:value-type="float" office:value="29.8846939542">
            <text:p>2.99E+001</text:p>
          </table:table-cell>
          <table:table-cell office:value-type="float" office:value="10.8687826149">
            <text:p>1.09E+001</text:p>
          </table:table-cell>
          <table:table-cell office:value-type="float" office:value="14.9483470606">
            <text:p>1.49E+001</text:p>
          </table:table-cell>
          <table:table-cell office:value-type="float" office:value="14.4891292445">
            <text:p>1.45E+001</text:p>
          </table:table-cell>
          <table:table-cell office:value-type="float" office:value="-8696.75389343">
            <text:p>-8.70E+003</text:p>
          </table:table-cell>
        </table:table-row>
        <table:table-row table:style-name="ro1">
          <table:table-cell office:value-type="float" office:value="200">
            <text:p>2.00E+002</text:p>
          </table:table-cell>
          <table:table-cell office:value-type="float" office:value="100">
            <text:p>1.00E+002</text:p>
          </table:table-cell>
          <table:table-cell office:value-type="float" office:value="36.3869503303">
            <text:p>3.64E+001</text:p>
          </table:table-cell>
          <table:table-cell office:value-type="float" office:value="4488.62020072">
            <text:p>4.49E+003</text:p>
          </table:table-cell>
          <table:table-cell office:value-type="float" office:value="7236.85821166">
            <text:p>7.24E+003</text:p>
          </table:table-cell>
          <table:table-cell office:value-type="float" office:value="31.5503597409">
            <text:p>3.16E+001</text:p>
          </table:table-cell>
          <table:table-cell office:value-type="float" office:value="10.8321805959">
            <text:p>1.08E+001</text:p>
          </table:table-cell>
          <table:table-cell office:value-type="float" office:value="14.8800250011">
            <text:p>1.49E+001</text:p>
          </table:table-cell>
          <table:table-cell office:value-type="float" office:value="14.5047796021">
            <text:p>1.45E+001</text:p>
          </table:table-cell>
          <table:table-cell office:value-type="float" office:value="-10439.4325107">
            <text:p>-1.04E+004</text:p>
          </table:table-cell>
        </table:table-row>
        <table:table-row table:style-name="ro1">
          <table:table-cell office:value-type="float" office:value="250">
            <text:p>2.50E+002</text:p>
          </table:table-cell>
          <table:table-cell office:value-type="float" office:value="100">
            <text:p>1.00E+002</text:p>
          </table:table-cell>
          <table:table-cell office:value-type="float" office:value="33.8578717763">
            <text:p>3.39E+001</text:p>
          </table:table-cell>
          <table:table-cell office:value-type="float" office:value="5025.9225085">
            <text:p>5.03E+003</text:p>
          </table:table-cell>
          <table:table-cell office:value-type="float" office:value="7979.44541923">
            <text:p>7.98E+003</text:p>
          </table:table-cell>
          <table:table-cell office:value-type="float" office:value="33.0423483908">
            <text:p>3.30E+001</text:p>
          </table:table-cell>
          <table:table-cell office:value-type="float" office:value="10.8028610477">
            <text:p>1.08E+001</text:p>
          </table:table-cell>
          <table:table-cell office:value-type="float" office:value="14.826237422">
            <text:p>1.48E+001</text:p>
          </table:table-cell>
          <table:table-cell office:value-type="float" office:value="14.5183129674">
            <text:p>1.45E+001</text:p>
          </table:table-cell>
          <table:table-cell office:value-type="float" office:value="-12260.1820521">
            <text:p>-1.23E+004</text:p>
          </table:table-cell>
        </table:table-row>
        <table:table-row table:style-name="ro1">
          <table:table-cell office:value-type="float" office:value="300">
            <text:p>3.00E+002</text:p>
          </table:table-cell>
          <table:table-cell office:value-type="float" office:value="100">
            <text:p>1.00E+002</text:p>
          </table:table-cell>
          <table:table-cell office:value-type="float" office:value="31.6633684162">
            <text:p>3.17E+001</text:p>
          </table:table-cell>
          <table:table-cell office:value-type="float" office:value="5561.54476642">
            <text:p>5.56E+003</text:p>
          </table:table-cell>
          <table:table-cell office:value-type="float" office:value="8719.76844893">
            <text:p>8.72E+003</text:p>
          </table:table-cell>
          <table:table-cell office:value-type="float" office:value="34.3938962532">
            <text:p>3.44E+001</text:p>
          </table:table-cell>
          <table:table-cell office:value-type="float" office:value="10.7849040874">
            <text:p>1.08E+001</text:p>
          </table:table-cell>
          <table:table-cell office:value-type="float" office:value="14.7895480762">
            <text:p>1.48E+001</text:p>
          </table:table-cell>
          <table:table-cell office:value-type="float" office:value="14.5361350542">
            <text:p>1.45E+001</text:p>
          </table:table-cell>
          <table:table-cell office:value-type="float" office:value="-14151.3168711">
            <text:p>-1.42E+004</text:p>
          </table:table-cell>
        </table:table-row>
        <table:table-row table:style-name="ro1">
          <table:table-cell office:value-type="float" office:value="350">
            <text:p>3.50E+002</text:p>
          </table:table-cell>
          <table:table-cell office:value-type="float" office:value="100">
            <text:p>1.00E+002</text:p>
          </table:table-cell>
          <table:table-cell office:value-type="float" office:value="29.7402169359">
            <text:p>2.97E+001</text:p>
          </table:table-cell>
          <table:table-cell office:value-type="float" office:value="6096.22835539">
            <text:p>6.10E+003</text:p>
          </table:table-cell>
          <table:table-cell office:value-type="float" office:value="9458.67860971">
            <text:p>9.46E+003</text:p>
          </table:table-cell>
          <table:table-cell office:value-type="float" office:value="35.6299538582">
            <text:p>3.56E+001</text:p>
          </table:table-cell>
          <table:table-cell office:value-type="float" office:value="10.7791366461">
            <text:p>1.08E+001</text:p>
          </table:table-cell>
          <table:table-cell office:value-type="float" office:value="14.7695356673">
            <text:p>1.48E+001</text:p>
          </table:table-cell>
          <table:table-cell office:value-type="float" office:value="14.5606924538">
            <text:p>1.46E+001</text:p>
          </table:table-cell>
          <table:table-cell office:value-type="float" office:value="-16106.5773913">
            <text:p>-1.61E+004</text:p>
          </table:table-cell>
        </table:table-row>
        <table:table-row table:style-name="ro1">
          <table:table-cell office:value-type="float" office:value="400">
            <text:p>4.00E+002</text:p>
          </table:table-cell>
          <table:table-cell office:value-type="float" office:value="100">
            <text:p>1.00E+002</text:p>
          </table:table-cell>
          <table:table-cell office:value-type="float" office:value="28.0403054252">
            <text:p>2.80E+001</text:p>
          </table:table-cell>
          <table:table-cell office:value-type="float" office:value="6630.68266252">
            <text:p>6.63E+003</text:p>
          </table:table-cell>
          <table:table-cell office:value-type="float" office:value="10196.9776256">
            <text:p>1.02E+004</text:p>
          </table:table-cell>
          <table:table-cell office:value-type="float" office:value="36.7696082369">
            <text:p>3.68E+001</text:p>
          </table:table-cell>
          <table:table-cell office:value-type="float" office:value="10.7852033844">
            <text:p>1.08E+001</text:p>
          </table:table-cell>
          <table:table-cell office:value-type="float" office:value="14.7648604338">
            <text:p>1.48E+001</text:p>
          </table:table-cell>
          <table:table-cell office:value-type="float" office:value="14.5927899394">
            <text:p>1.46E+001</text:p>
          </table:table-cell>
          <table:table-cell office:value-type="float" office:value="-18120.7791222">
            <text:p>-1.81E+004</text:p>
          </table:table-cell>
        </table:table-row>
        <table:table-row table:style-name="ro1">
          <table:table-cell office:value-type="float" office:value="450">
            <text:p>4.50E+002</text:p>
          </table:table-cell>
          <table:table-cell office:value-type="float" office:value="100">
            <text:p>1.00E+002</text:p>
          </table:table-cell>
          <table:table-cell office:value-type="float" office:value="26.5263661206">
            <text:p>2.65E+001</text:p>
          </table:table-cell>
          <table:table-cell office:value-type="float" office:value="7165.56285136">
            <text:p>7.17E+003</text:p>
          </table:table-cell>
          <table:table-cell office:value-type="float" office:value="10935.3969683">
            <text:p>1.09E+004</text:p>
          </table:table-cell>
          <table:table-cell office:value-type="float" office:value="37.8277367773">
            <text:p>3.78E+001</text:p>
          </table:table-cell>
          <table:table-cell office:value-type="float" office:value="10.8024776861">
            <text:p>1.08E+001</text:p>
          </table:table-cell>
          <table:table-cell office:value-type="float" office:value="14.774131959">
            <text:p>1.48E+001</text:p>
          </table:table-cell>
          <table:table-cell office:value-type="float" office:value="14.63265284">
            <text:p>1.46E+001</text:p>
          </table:table-cell>
          <table:table-cell office:value-type="float" office:value="-20189.5649991">
            <text:p>-2.02E+004</text:p>
          </table:table-cell>
        </table:table-row>
        <table:table-row table:style-name="ro1">
          <table:table-cell office:value-type="float" office:value="500">
            <text:p>5.00E+002</text:p>
          </table:table-cell>
          <table:table-cell office:value-type="float" office:value="100">
            <text:p>1.00E+002</text:p>
          </table:table-cell>
          <table:table-cell office:value-type="float" office:value="25.1690712101">
            <text:p>2.52E+001</text:p>
          </table:table-cell>
          <table:table-cell office:value-type="float" office:value="7701.47310913">
            <text:p>7.70E+003</text:p>
          </table:table-cell>
          <table:table-cell office:value-type="float" office:value="11674.6034311">
            <text:p>1.17E+004</text:p>
          </table:table-cell>
          <table:table-cell office:value-type="float" office:value="38.8161423725">
            <text:p>3.88E+001</text:p>
          </table:table-cell>
          <table:table-cell office:value-type="float" office:value="10.8303663675">
            <text:p>1.08E+001</text:p>
          </table:table-cell>
          <table:table-cell office:value-type="float" office:value="14.796167121">
            <text:p>1.48E+001</text:p>
          </table:table-cell>
          <table:table-cell office:value-type="float" office:value="14.680327543">
            <text:p>1.47E+001</text:p>
          </table:table-cell>
          <table:table-cell office:value-type="float" office:value="-22309.2273662">
            <text:p>-2.23E+004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n" table:base-cell-address="$Sheet1.$A$1" table:cell-range-address="$Sheet1.$A$9:.$A$13"/>
        <table:named-range table:name="t" table:base-cell-address="$Sheet1.$B$1" table:cell-range-address="$Sheet1.$B$9:.$B$13"/>
        <table:named-range table:name="d" table:base-cell-address="$Sheet1.$C$1" table:cell-range-address="$Sheet1.$C$9:.$C$13"/>
        <table:named-range table:name="alp" table:base-cell-address="$Sheet1.$D$1" table:cell-range-address="$Sheet1.$D$9:.$D$13"/>
        <table:named-range table:name="bet" table:base-cell-address="$Sheet1.$E$1" table:cell-range-address="$Sheet1.$E$9:.$E$13"/>
        <table:named-range table:name="gam" table:base-cell-address="$Sheet1.$F$1" table:cell-range-address="$Sheet1.$F$9:.$F$13"/>
        <table:named-range table:name="eps" table:base-cell-address="$Sheet1.$G$1" table:cell-range-address="$Sheet1.$G$9:.$G$13"/>
        <table:named-range table:name="tau" table:base-cell-address="$Sheet1.$A$5" table:cell-range-address="$Sheet1.$B$5"/>
        <table:named-range table:name="del" table:base-cell-address="$Sheet1.$A$6" table:cell-range-address="$Sheet1.$B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5">25/09/2008</text:date>, <text:time>16:5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hn Pye</meta:initial-creator>
    <meta:creation-date>2008-09-25T16:11:35</meta:creation-date>
    <dc:creator>John Pye</dc:creator>
    <dc:date>2008-09-25T16:59:13</dc:date>
    <meta:editing-cycles>1</meta:editing-cycles>
    <meta:editing-duration>PT2M8S</meta:editing-duration>
    <meta:user-defined meta:name="Info 1"/>
    <meta:user-defined meta:name="Info 2"/>
    <meta:user-defined meta:name="Info 3"/>
    <meta:user-defined meta:name="Info 4"/>
    <meta:document-statistic meta:table-count="3" meta:cell-count="714"/>
  </office:meta>
</office:document-meta>
</file>